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0">
            <text:p>0</text:p>
          </table:table-cell>
          <table:table-cell table:formula="of:=1/[.A1]" office:value-type="float" office:value="0">
            <text:p>#DIV/0!</text:p>
          </table:table-cell>
          <table:table-cell table:formula="of:=[.B1]*256" office:value-type="float" office:value="0">
            <text:p>#DIV/0!</text:p>
          </table:table-cell>
          <table:table-cell table:formula="of:=[.B1]*256*256" office:value-type="float" office:value="0">
            <text:p>#DIV/0!</text:p>
          </table:table-cell>
          <table:table-cell table:formula="of:=TRUNC([.D1])" office:value-type="float" office:value="0">
            <text:p>#DIV/0!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1/[.A2]" office:value-type="float" office:value="1">
            <text:p>1</text:p>
          </table:table-cell>
          <table:table-cell table:formula="of:=[.B2]*256" office:value-type="float" office:value="256">
            <text:p>256</text:p>
          </table:table-cell>
          <table:table-cell table:formula="of:=[.B2]*256*256" office:value-type="float" office:value="65536">
            <text:p>65536</text:p>
          </table:table-cell>
          <table:table-cell table:formula="of:=TRUNC([.D2])" office:value-type="float" office:value="65536">
            <text:p>6553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1/[.A3]" office:value-type="float" office:value="0.5">
            <text:p>0.5</text:p>
          </table:table-cell>
          <table:table-cell table:formula="of:=[.B3]*256" office:value-type="float" office:value="128">
            <text:p>128</text:p>
          </table:table-cell>
          <table:table-cell table:formula="of:=[.B3]*256*256" office:value-type="float" office:value="32768">
            <text:p>32768</text:p>
          </table:table-cell>
          <table:table-cell table:formula="of:=TRUNC([.D3])" office:value-type="float" office:value="32768">
            <text:p>3276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1/[.A4]" office:value-type="float" office:value="0.333333333333333">
            <text:p>0.3333333333</text:p>
          </table:table-cell>
          <table:table-cell table:formula="of:=[.B4]*256" office:value-type="float" office:value="85.3333333333333">
            <text:p>85.3333333333</text:p>
          </table:table-cell>
          <table:table-cell table:formula="of:=[.B4]*256*256" office:value-type="float" office:value="21845.3333333333">
            <text:p>21845.3333333333</text:p>
          </table:table-cell>
          <table:table-cell table:formula="of:=TRUNC([.D4])" office:value-type="float" office:value="21845">
            <text:p>2184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1/[.A5]" office:value-type="float" office:value="0.25">
            <text:p>0.25</text:p>
          </table:table-cell>
          <table:table-cell table:formula="of:=[.B5]*256" office:value-type="float" office:value="64">
            <text:p>64</text:p>
          </table:table-cell>
          <table:table-cell table:formula="of:=[.B5]*256*256" office:value-type="float" office:value="16384">
            <text:p>16384</text:p>
          </table:table-cell>
          <table:table-cell table:formula="of:=TRUNC([.D5])" office:value-type="float" office:value="16384">
            <text:p>1638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1/[.A6]" office:value-type="float" office:value="0.2">
            <text:p>0.2</text:p>
          </table:table-cell>
          <table:table-cell table:formula="of:=[.B6]*256" office:value-type="float" office:value="51.2">
            <text:p>51.2</text:p>
          </table:table-cell>
          <table:table-cell table:formula="of:=[.B6]*256*256" office:value-type="float" office:value="13107.2">
            <text:p>13107.2</text:p>
          </table:table-cell>
          <table:table-cell table:formula="of:=TRUNC([.D6])" office:value-type="float" office:value="13107">
            <text:p>1310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1/[.A7]" office:value-type="float" office:value="0.166666666666667">
            <text:p>0.1666666667</text:p>
          </table:table-cell>
          <table:table-cell table:formula="of:=[.B7]*256" office:value-type="float" office:value="42.6666666666667">
            <text:p>42.6666666667</text:p>
          </table:table-cell>
          <table:table-cell table:formula="of:=[.B7]*256*256" office:value-type="float" office:value="10922.6666666667">
            <text:p>10922.6666666667</text:p>
          </table:table-cell>
          <table:table-cell table:formula="of:=TRUNC([.D7])" office:value-type="float" office:value="10922">
            <text:p>1092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1/[.A8]" office:value-type="float" office:value="0.142857142857143">
            <text:p>0.1428571429</text:p>
          </table:table-cell>
          <table:table-cell table:formula="of:=[.B8]*256" office:value-type="float" office:value="36.5714285714286">
            <text:p>36.5714285714</text:p>
          </table:table-cell>
          <table:table-cell table:formula="of:=[.B8]*256*256" office:value-type="float" office:value="9362.28571428571">
            <text:p>9362.2857142857</text:p>
          </table:table-cell>
          <table:table-cell table:formula="of:=TRUNC([.D8])" office:value-type="float" office:value="9362">
            <text:p>936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1/[.A9]" office:value-type="float" office:value="0.125">
            <text:p>0.125</text:p>
          </table:table-cell>
          <table:table-cell table:formula="of:=[.B9]*256" office:value-type="float" office:value="32">
            <text:p>32</text:p>
          </table:table-cell>
          <table:table-cell table:formula="of:=[.B9]*256*256" office:value-type="float" office:value="8192">
            <text:p>8192</text:p>
          </table:table-cell>
          <table:table-cell table:formula="of:=TRUNC([.D9])" office:value-type="float" office:value="8192">
            <text:p>819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1/[.A10]" office:value-type="float" office:value="0.111111111111111">
            <text:p>0.1111111111</text:p>
          </table:table-cell>
          <table:table-cell table:formula="of:=[.B10]*256" office:value-type="float" office:value="28.4444444444444">
            <text:p>28.4444444444</text:p>
          </table:table-cell>
          <table:table-cell table:formula="of:=[.B10]*256*256" office:value-type="float" office:value="7281.77777777778">
            <text:p>7281.7777777778</text:p>
          </table:table-cell>
          <table:table-cell table:formula="of:=TRUNC([.D10])" office:value-type="float" office:value="7281">
            <text:p>728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1/[.A11]" office:value-type="float" office:value="0.1">
            <text:p>0.1</text:p>
          </table:table-cell>
          <table:table-cell table:formula="of:=[.B11]*256" office:value-type="float" office:value="25.6">
            <text:p>25.6</text:p>
          </table:table-cell>
          <table:table-cell table:formula="of:=[.B11]*256*256" office:value-type="float" office:value="6553.6">
            <text:p>6553.6</text:p>
          </table:table-cell>
          <table:table-cell table:formula="of:=TRUNC([.D11])" office:value-type="float" office:value="6553">
            <text:p>655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1/[.A12]" office:value-type="float" office:value="0.0909090909090909">
            <text:p>0.0909090909</text:p>
          </table:table-cell>
          <table:table-cell table:formula="of:=[.B12]*256" office:value-type="float" office:value="23.2727272727273">
            <text:p>23.2727272727</text:p>
          </table:table-cell>
          <table:table-cell table:formula="of:=[.B12]*256*256" office:value-type="float" office:value="5957.81818181818">
            <text:p>5957.8181818182</text:p>
          </table:table-cell>
          <table:table-cell table:formula="of:=TRUNC([.D12])" office:value-type="float" office:value="5957">
            <text:p>595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1/[.A13]" office:value-type="float" office:value="0.0833333333333333">
            <text:p>0.0833333333</text:p>
          </table:table-cell>
          <table:table-cell table:formula="of:=[.B13]*256" office:value-type="float" office:value="21.3333333333333">
            <text:p>21.3333333333</text:p>
          </table:table-cell>
          <table:table-cell table:formula="of:=[.B13]*256*256" office:value-type="float" office:value="5461.33333333333">
            <text:p>5461.3333333333</text:p>
          </table:table-cell>
          <table:table-cell table:formula="of:=TRUNC([.D13])" office:value-type="float" office:value="5461">
            <text:p>546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1/[.A14]" office:value-type="float" office:value="0.0769230769230769">
            <text:p>0.0769230769</text:p>
          </table:table-cell>
          <table:table-cell table:formula="of:=[.B14]*256" office:value-type="float" office:value="19.6923076923077">
            <text:p>19.6923076923</text:p>
          </table:table-cell>
          <table:table-cell table:formula="of:=[.B14]*256*256" office:value-type="float" office:value="5041.23076923077">
            <text:p>5041.2307692308</text:p>
          </table:table-cell>
          <table:table-cell table:formula="of:=TRUNC([.D14])" office:value-type="float" office:value="5041">
            <text:p>504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1/[.A15]" office:value-type="float" office:value="0.0714285714285714">
            <text:p>0.0714285714</text:p>
          </table:table-cell>
          <table:table-cell table:formula="of:=[.B15]*256" office:value-type="float" office:value="18.2857142857143">
            <text:p>18.2857142857</text:p>
          </table:table-cell>
          <table:table-cell table:formula="of:=[.B15]*256*256" office:value-type="float" office:value="4681.14285714286">
            <text:p>4681.1428571429</text:p>
          </table:table-cell>
          <table:table-cell table:formula="of:=TRUNC([.D15])" office:value-type="float" office:value="4681">
            <text:p>468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1/[.A16]" office:value-type="float" office:value="0.0666666666666667">
            <text:p>0.0666666667</text:p>
          </table:table-cell>
          <table:table-cell table:formula="of:=[.B16]*256" office:value-type="float" office:value="17.0666666666667">
            <text:p>17.0666666667</text:p>
          </table:table-cell>
          <table:table-cell table:formula="of:=[.B16]*256*256" office:value-type="float" office:value="4369.06666666667">
            <text:p>4369.0666666667</text:p>
          </table:table-cell>
          <table:table-cell table:formula="of:=TRUNC([.D16])" office:value-type="float" office:value="4369">
            <text:p>436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1/[.A17]" office:value-type="float" office:value="0.0625">
            <text:p>0.0625</text:p>
          </table:table-cell>
          <table:table-cell table:formula="of:=[.B17]*256" office:value-type="float" office:value="16">
            <text:p>16</text:p>
          </table:table-cell>
          <table:table-cell table:formula="of:=[.B17]*256*256" office:value-type="float" office:value="4096">
            <text:p>4096</text:p>
          </table:table-cell>
          <table:table-cell table:formula="of:=TRUNC([.D17])" office:value-type="float" office:value="4096">
            <text:p>409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1/[.A18]" office:value-type="float" office:value="0.0588235294117647">
            <text:p>0.0588235294</text:p>
          </table:table-cell>
          <table:table-cell table:formula="of:=[.B18]*256" office:value-type="float" office:value="15.0588235294118">
            <text:p>15.0588235294</text:p>
          </table:table-cell>
          <table:table-cell table:formula="of:=[.B18]*256*256" office:value-type="float" office:value="3855.05882352941">
            <text:p>3855.0588235294</text:p>
          </table:table-cell>
          <table:table-cell table:formula="of:=TRUNC([.D18])" office:value-type="float" office:value="3855">
            <text:p>385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1/[.A19]" office:value-type="float" office:value="0.0555555555555556">
            <text:p>0.0555555556</text:p>
          </table:table-cell>
          <table:table-cell table:formula="of:=[.B19]*256" office:value-type="float" office:value="14.2222222222222">
            <text:p>14.2222222222</text:p>
          </table:table-cell>
          <table:table-cell table:formula="of:=[.B19]*256*256" office:value-type="float" office:value="3640.88888888889">
            <text:p>3640.8888888889</text:p>
          </table:table-cell>
          <table:table-cell table:formula="of:=TRUNC([.D19])" office:value-type="float" office:value="3640">
            <text:p>364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1/[.A20]" office:value-type="float" office:value="0.0526315789473684">
            <text:p>0.0526315789</text:p>
          </table:table-cell>
          <table:table-cell table:formula="of:=[.B20]*256" office:value-type="float" office:value="13.4736842105263">
            <text:p>13.4736842105</text:p>
          </table:table-cell>
          <table:table-cell table:formula="of:=[.B20]*256*256" office:value-type="float" office:value="3449.26315789474">
            <text:p>3449.2631578947</text:p>
          </table:table-cell>
          <table:table-cell table:formula="of:=TRUNC([.D20])" office:value-type="float" office:value="3449">
            <text:p>344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1/[.A21]" office:value-type="float" office:value="0.05">
            <text:p>0.05</text:p>
          </table:table-cell>
          <table:table-cell table:formula="of:=[.B21]*256" office:value-type="float" office:value="12.8">
            <text:p>12.8</text:p>
          </table:table-cell>
          <table:table-cell table:formula="of:=[.B21]*256*256" office:value-type="float" office:value="3276.8">
            <text:p>3276.8</text:p>
          </table:table-cell>
          <table:table-cell table:formula="of:=TRUNC([.D21])" office:value-type="float" office:value="3276">
            <text:p>327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1/[.A22]" office:value-type="float" office:value="0.0476190476190476">
            <text:p>0.0476190476</text:p>
          </table:table-cell>
          <table:table-cell table:formula="of:=[.B22]*256" office:value-type="float" office:value="12.1904761904762">
            <text:p>12.1904761905</text:p>
          </table:table-cell>
          <table:table-cell table:formula="of:=[.B22]*256*256" office:value-type="float" office:value="3120.7619047619">
            <text:p>3120.7619047619</text:p>
          </table:table-cell>
          <table:table-cell table:formula="of:=TRUNC([.D22])" office:value-type="float" office:value="3120">
            <text:p>312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1/[.A23]" office:value-type="float" office:value="0.0454545454545455">
            <text:p>0.0454545455</text:p>
          </table:table-cell>
          <table:table-cell table:formula="of:=[.B23]*256" office:value-type="float" office:value="11.6363636363636">
            <text:p>11.6363636364</text:p>
          </table:table-cell>
          <table:table-cell table:formula="of:=[.B23]*256*256" office:value-type="float" office:value="2978.90909090909">
            <text:p>2978.9090909091</text:p>
          </table:table-cell>
          <table:table-cell table:formula="of:=TRUNC([.D23])" office:value-type="float" office:value="2978">
            <text:p>297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1/[.A24]" office:value-type="float" office:value="0.0434782608695652">
            <text:p>0.0434782609</text:p>
          </table:table-cell>
          <table:table-cell table:formula="of:=[.B24]*256" office:value-type="float" office:value="11.1304347826087">
            <text:p>11.1304347826</text:p>
          </table:table-cell>
          <table:table-cell table:formula="of:=[.B24]*256*256" office:value-type="float" office:value="2849.39130434783">
            <text:p>2849.3913043478</text:p>
          </table:table-cell>
          <table:table-cell table:formula="of:=TRUNC([.D24])" office:value-type="float" office:value="2849">
            <text:p>284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1/[.A25]" office:value-type="float" office:value="0.0416666666666667">
            <text:p>0.0416666667</text:p>
          </table:table-cell>
          <table:table-cell table:formula="of:=[.B25]*256" office:value-type="float" office:value="10.6666666666667">
            <text:p>10.6666666667</text:p>
          </table:table-cell>
          <table:table-cell table:formula="of:=[.B25]*256*256" office:value-type="float" office:value="2730.66666666667">
            <text:p>2730.6666666667</text:p>
          </table:table-cell>
          <table:table-cell table:formula="of:=TRUNC([.D25])" office:value-type="float" office:value="2730">
            <text:p>273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1/[.A26]" office:value-type="float" office:value="0.04">
            <text:p>0.04</text:p>
          </table:table-cell>
          <table:table-cell table:formula="of:=[.B26]*256" office:value-type="float" office:value="10.24">
            <text:p>10.24</text:p>
          </table:table-cell>
          <table:table-cell table:formula="of:=[.B26]*256*256" office:value-type="float" office:value="2621.44">
            <text:p>2621.44</text:p>
          </table:table-cell>
          <table:table-cell table:formula="of:=TRUNC([.D26])" office:value-type="float" office:value="2621">
            <text:p>262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1/[.A27]" office:value-type="float" office:value="0.0384615384615385">
            <text:p>0.0384615385</text:p>
          </table:table-cell>
          <table:table-cell table:formula="of:=[.B27]*256" office:value-type="float" office:value="9.84615384615385">
            <text:p>9.8461538462</text:p>
          </table:table-cell>
          <table:table-cell table:formula="of:=[.B27]*256*256" office:value-type="float" office:value="2520.61538461538">
            <text:p>2520.6153846154</text:p>
          </table:table-cell>
          <table:table-cell table:formula="of:=TRUNC([.D27])" office:value-type="float" office:value="2520">
            <text:p>252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1/[.A28]" office:value-type="float" office:value="0.037037037037037">
            <text:p>0.037037037</text:p>
          </table:table-cell>
          <table:table-cell table:formula="of:=[.B28]*256" office:value-type="float" office:value="9.48148148148148">
            <text:p>9.4814814815</text:p>
          </table:table-cell>
          <table:table-cell table:formula="of:=[.B28]*256*256" office:value-type="float" office:value="2427.25925925926">
            <text:p>2427.2592592593</text:p>
          </table:table-cell>
          <table:table-cell table:formula="of:=TRUNC([.D28])" office:value-type="float" office:value="2427">
            <text:p>242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1/[.A29]" office:value-type="float" office:value="0.0357142857142857">
            <text:p>0.0357142857</text:p>
          </table:table-cell>
          <table:table-cell table:formula="of:=[.B29]*256" office:value-type="float" office:value="9.14285714285714">
            <text:p>9.1428571429</text:p>
          </table:table-cell>
          <table:table-cell table:formula="of:=[.B29]*256*256" office:value-type="float" office:value="2340.57142857143">
            <text:p>2340.5714285714</text:p>
          </table:table-cell>
          <table:table-cell table:formula="of:=TRUNC([.D29])" office:value-type="float" office:value="2340">
            <text:p>234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1/[.A30]" office:value-type="float" office:value="0.0344827586206897">
            <text:p>0.0344827586</text:p>
          </table:table-cell>
          <table:table-cell table:formula="of:=[.B30]*256" office:value-type="float" office:value="8.82758620689655">
            <text:p>8.8275862069</text:p>
          </table:table-cell>
          <table:table-cell table:formula="of:=[.B30]*256*256" office:value-type="float" office:value="2259.86206896552">
            <text:p>2259.8620689655</text:p>
          </table:table-cell>
          <table:table-cell table:formula="of:=TRUNC([.D30])" office:value-type="float" office:value="2259">
            <text:p>225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1/[.A31]" office:value-type="float" office:value="0.0333333333333333">
            <text:p>0.0333333333</text:p>
          </table:table-cell>
          <table:table-cell table:formula="of:=[.B31]*256" office:value-type="float" office:value="8.53333333333333">
            <text:p>8.5333333333</text:p>
          </table:table-cell>
          <table:table-cell table:formula="of:=[.B31]*256*256" office:value-type="float" office:value="2184.53333333333">
            <text:p>2184.5333333333</text:p>
          </table:table-cell>
          <table:table-cell table:formula="of:=TRUNC([.D31])" office:value-type="float" office:value="2184">
            <text:p>218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1/[.A32]" office:value-type="float" office:value="0.032258064516129">
            <text:p>0.0322580645</text:p>
          </table:table-cell>
          <table:table-cell table:formula="of:=[.B32]*256" office:value-type="float" office:value="8.25806451612903">
            <text:p>8.2580645161</text:p>
          </table:table-cell>
          <table:table-cell table:formula="of:=[.B32]*256*256" office:value-type="float" office:value="2114.06451612903">
            <text:p>2114.064516129</text:p>
          </table:table-cell>
          <table:table-cell table:formula="of:=TRUNC([.D32])" office:value-type="float" office:value="2114">
            <text:p>211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1/[.A33]" office:value-type="float" office:value="0.03125">
            <text:p>0.03125</text:p>
          </table:table-cell>
          <table:table-cell table:formula="of:=[.B33]*256" office:value-type="float" office:value="8">
            <text:p>8</text:p>
          </table:table-cell>
          <table:table-cell table:formula="of:=[.B33]*256*256" office:value-type="float" office:value="2048">
            <text:p>2048</text:p>
          </table:table-cell>
          <table:table-cell table:formula="of:=TRUNC([.D33])" office:value-type="float" office:value="2048">
            <text:p>204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1/[.A34]" office:value-type="float" office:value="0.0303030303030303">
            <text:p>0.0303030303</text:p>
          </table:table-cell>
          <table:table-cell table:formula="of:=[.B34]*256" office:value-type="float" office:value="7.75757575757576">
            <text:p>7.7575757576</text:p>
          </table:table-cell>
          <table:table-cell table:formula="of:=[.B34]*256*256" office:value-type="float" office:value="1985.93939393939">
            <text:p>1985.9393939394</text:p>
          </table:table-cell>
          <table:table-cell table:formula="of:=TRUNC([.D34])" office:value-type="float" office:value="1985">
            <text:p>198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1/[.A35]" office:value-type="float" office:value="0.0294117647058823">
            <text:p>0.0294117647</text:p>
          </table:table-cell>
          <table:table-cell table:formula="of:=[.B35]*256" office:value-type="float" office:value="7.52941176470588">
            <text:p>7.5294117647</text:p>
          </table:table-cell>
          <table:table-cell table:formula="of:=[.B35]*256*256" office:value-type="float" office:value="1927.52941176471">
            <text:p>1927.5294117647</text:p>
          </table:table-cell>
          <table:table-cell table:formula="of:=TRUNC([.D35])" office:value-type="float" office:value="1927">
            <text:p>192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1/[.A36]" office:value-type="float" office:value="0.0285714285714286">
            <text:p>0.0285714286</text:p>
          </table:table-cell>
          <table:table-cell table:formula="of:=[.B36]*256" office:value-type="float" office:value="7.31428571428571">
            <text:p>7.3142857143</text:p>
          </table:table-cell>
          <table:table-cell table:formula="of:=[.B36]*256*256" office:value-type="float" office:value="1872.45714285714">
            <text:p>1872.4571428572</text:p>
          </table:table-cell>
          <table:table-cell table:formula="of:=TRUNC([.D36])" office:value-type="float" office:value="1872">
            <text:p>187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1/[.A37]" office:value-type="float" office:value="0.0277777777777778">
            <text:p>0.0277777778</text:p>
          </table:table-cell>
          <table:table-cell table:formula="of:=[.B37]*256" office:value-type="float" office:value="7.11111111111111">
            <text:p>7.1111111111</text:p>
          </table:table-cell>
          <table:table-cell table:formula="of:=[.B37]*256*256" office:value-type="float" office:value="1820.44444444444">
            <text:p>1820.4444444445</text:p>
          </table:table-cell>
          <table:table-cell table:formula="of:=TRUNC([.D37])" office:value-type="float" office:value="1820">
            <text:p>182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1/[.A38]" office:value-type="float" office:value="0.027027027027027">
            <text:p>0.027027027</text:p>
          </table:table-cell>
          <table:table-cell table:formula="of:=[.B38]*256" office:value-type="float" office:value="6.91891891891892">
            <text:p>6.9189189189</text:p>
          </table:table-cell>
          <table:table-cell table:formula="of:=[.B38]*256*256" office:value-type="float" office:value="1771.24324324324">
            <text:p>1771.2432432433</text:p>
          </table:table-cell>
          <table:table-cell table:formula="of:=TRUNC([.D38])" office:value-type="float" office:value="1771">
            <text:p>177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1/[.A39]" office:value-type="float" office:value="0.0263157894736842">
            <text:p>0.0263157895</text:p>
          </table:table-cell>
          <table:table-cell table:formula="of:=[.B39]*256" office:value-type="float" office:value="6.73684210526316">
            <text:p>6.7368421053</text:p>
          </table:table-cell>
          <table:table-cell table:formula="of:=[.B39]*256*256" office:value-type="float" office:value="1724.63157894737">
            <text:p>1724.6315789474</text:p>
          </table:table-cell>
          <table:table-cell table:formula="of:=TRUNC([.D39])" office:value-type="float" office:value="1724">
            <text:p>172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1/[.A40]" office:value-type="float" office:value="0.0256410256410256">
            <text:p>0.0256410256</text:p>
          </table:table-cell>
          <table:table-cell table:formula="of:=[.B40]*256" office:value-type="float" office:value="6.56410256410256">
            <text:p>6.5641025641</text:p>
          </table:table-cell>
          <table:table-cell table:formula="of:=[.B40]*256*256" office:value-type="float" office:value="1680.41025641026">
            <text:p>1680.4102564103</text:p>
          </table:table-cell>
          <table:table-cell table:formula="of:=TRUNC([.D40])" office:value-type="float" office:value="1680">
            <text:p>168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1/[.A41]" office:value-type="float" office:value="0.025">
            <text:p>0.025</text:p>
          </table:table-cell>
          <table:table-cell table:formula="of:=[.B41]*256" office:value-type="float" office:value="6.4">
            <text:p>6.4</text:p>
          </table:table-cell>
          <table:table-cell table:formula="of:=[.B41]*256*256" office:value-type="float" office:value="1638.4">
            <text:p>1638.4</text:p>
          </table:table-cell>
          <table:table-cell table:formula="of:=TRUNC([.D41])" office:value-type="float" office:value="1638">
            <text:p>163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1/[.A42]" office:value-type="float" office:value="0.024390243902439">
            <text:p>0.0243902439</text:p>
          </table:table-cell>
          <table:table-cell table:formula="of:=[.B42]*256" office:value-type="float" office:value="6.24390243902439">
            <text:p>6.243902439</text:p>
          </table:table-cell>
          <table:table-cell table:formula="of:=[.B42]*256*256" office:value-type="float" office:value="1598.43902439024">
            <text:p>1598.4390243903</text:p>
          </table:table-cell>
          <table:table-cell table:formula="of:=TRUNC([.D42])" office:value-type="float" office:value="1598">
            <text:p>159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1/[.A43]" office:value-type="float" office:value="0.0238095238095238">
            <text:p>0.0238095238</text:p>
          </table:table-cell>
          <table:table-cell table:formula="of:=[.B43]*256" office:value-type="float" office:value="6.0952380952381">
            <text:p>6.0952380952</text:p>
          </table:table-cell>
          <table:table-cell table:formula="of:=[.B43]*256*256" office:value-type="float" office:value="1560.38095238095">
            <text:p>1560.380952381</text:p>
          </table:table-cell>
          <table:table-cell table:formula="of:=TRUNC([.D43])" office:value-type="float" office:value="1560">
            <text:p>156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1/[.A44]" office:value-type="float" office:value="0.0232558139534884">
            <text:p>0.023255814</text:p>
          </table:table-cell>
          <table:table-cell table:formula="of:=[.B44]*256" office:value-type="float" office:value="5.95348837209302">
            <text:p>5.9534883721</text:p>
          </table:table-cell>
          <table:table-cell table:formula="of:=[.B44]*256*256" office:value-type="float" office:value="1524.09302325581">
            <text:p>1524.0930232558</text:p>
          </table:table-cell>
          <table:table-cell table:formula="of:=TRUNC([.D44])" office:value-type="float" office:value="1524">
            <text:p>152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1/[.A45]" office:value-type="float" office:value="0.0227272727272727">
            <text:p>0.0227272727</text:p>
          </table:table-cell>
          <table:table-cell table:formula="of:=[.B45]*256" office:value-type="float" office:value="5.81818181818182">
            <text:p>5.8181818182</text:p>
          </table:table-cell>
          <table:table-cell table:formula="of:=[.B45]*256*256" office:value-type="float" office:value="1489.45454545455">
            <text:p>1489.4545454546</text:p>
          </table:table-cell>
          <table:table-cell table:formula="of:=TRUNC([.D45])" office:value-type="float" office:value="1489">
            <text:p>148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1/[.A46]" office:value-type="float" office:value="0.0222222222222222">
            <text:p>0.0222222222</text:p>
          </table:table-cell>
          <table:table-cell table:formula="of:=[.B46]*256" office:value-type="float" office:value="5.68888888888889">
            <text:p>5.6888888889</text:p>
          </table:table-cell>
          <table:table-cell table:formula="of:=[.B46]*256*256" office:value-type="float" office:value="1456.35555555556">
            <text:p>1456.3555555556</text:p>
          </table:table-cell>
          <table:table-cell table:formula="of:=TRUNC([.D46])" office:value-type="float" office:value="1456">
            <text:p>145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1/[.A47]" office:value-type="float" office:value="0.0217391304347826">
            <text:p>0.0217391304</text:p>
          </table:table-cell>
          <table:table-cell table:formula="of:=[.B47]*256" office:value-type="float" office:value="5.56521739130435">
            <text:p>5.5652173913</text:p>
          </table:table-cell>
          <table:table-cell table:formula="of:=[.B47]*256*256" office:value-type="float" office:value="1424.69565217391">
            <text:p>1424.6956521739</text:p>
          </table:table-cell>
          <table:table-cell table:formula="of:=TRUNC([.D47])" office:value-type="float" office:value="1424">
            <text:p>142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1/[.A48]" office:value-type="float" office:value="0.0212765957446808">
            <text:p>0.0212765957</text:p>
          </table:table-cell>
          <table:table-cell table:formula="of:=[.B48]*256" office:value-type="float" office:value="5.4468085106383">
            <text:p>5.4468085106</text:p>
          </table:table-cell>
          <table:table-cell table:formula="of:=[.B48]*256*256" office:value-type="float" office:value="1394.3829787234">
            <text:p>1394.3829787234</text:p>
          </table:table-cell>
          <table:table-cell table:formula="of:=TRUNC([.D48])" office:value-type="float" office:value="1394">
            <text:p>1394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1/[.A49]" office:value-type="float" office:value="0.0208333333333333">
            <text:p>0.0208333333</text:p>
          </table:table-cell>
          <table:table-cell table:formula="of:=[.B49]*256" office:value-type="float" office:value="5.33333333333333">
            <text:p>5.3333333333</text:p>
          </table:table-cell>
          <table:table-cell table:formula="of:=[.B49]*256*256" office:value-type="float" office:value="1365.33333333333">
            <text:p>1365.3333333333</text:p>
          </table:table-cell>
          <table:table-cell table:formula="of:=TRUNC([.D49])" office:value-type="float" office:value="1365">
            <text:p>136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1/[.A50]" office:value-type="float" office:value="0.0204081632653061">
            <text:p>0.0204081633</text:p>
          </table:table-cell>
          <table:table-cell table:formula="of:=[.B50]*256" office:value-type="float" office:value="5.22448979591837">
            <text:p>5.2244897959</text:p>
          </table:table-cell>
          <table:table-cell table:formula="of:=[.B50]*256*256" office:value-type="float" office:value="1337.4693877551">
            <text:p>1337.4693877551</text:p>
          </table:table-cell>
          <table:table-cell table:formula="of:=TRUNC([.D50])" office:value-type="float" office:value="1337">
            <text:p>133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1/[.A51]" office:value-type="float" office:value="0.02">
            <text:p>0.02</text:p>
          </table:table-cell>
          <table:table-cell table:formula="of:=[.B51]*256" office:value-type="float" office:value="5.12">
            <text:p>5.12</text:p>
          </table:table-cell>
          <table:table-cell table:formula="of:=[.B51]*256*256" office:value-type="float" office:value="1310.72">
            <text:p>1310.72</text:p>
          </table:table-cell>
          <table:table-cell table:formula="of:=TRUNC([.D51])" office:value-type="float" office:value="1310">
            <text:p>131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1/[.A52]" office:value-type="float" office:value="0.0196078431372549">
            <text:p>0.0196078431</text:p>
          </table:table-cell>
          <table:table-cell table:formula="of:=[.B52]*256" office:value-type="float" office:value="5.01960784313726">
            <text:p>5.0196078431</text:p>
          </table:table-cell>
          <table:table-cell table:formula="of:=[.B52]*256*256" office:value-type="float" office:value="1285.01960784314">
            <text:p>1285.0196078431</text:p>
          </table:table-cell>
          <table:table-cell table:formula="of:=TRUNC([.D52])" office:value-type="float" office:value="1285">
            <text:p>128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1/[.A53]" office:value-type="float" office:value="0.0192307692307692">
            <text:p>0.0192307692</text:p>
          </table:table-cell>
          <table:table-cell table:formula="of:=[.B53]*256" office:value-type="float" office:value="4.92307692307692">
            <text:p>4.9230769231</text:p>
          </table:table-cell>
          <table:table-cell table:formula="of:=[.B53]*256*256" office:value-type="float" office:value="1260.30769230769">
            <text:p>1260.3076923077</text:p>
          </table:table-cell>
          <table:table-cell table:formula="of:=TRUNC([.D53])" office:value-type="float" office:value="1260">
            <text:p>126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1/[.A54]" office:value-type="float" office:value="0.0188679245283019">
            <text:p>0.0188679245</text:p>
          </table:table-cell>
          <table:table-cell table:formula="of:=[.B54]*256" office:value-type="float" office:value="4.83018867924528">
            <text:p>4.8301886792</text:p>
          </table:table-cell>
          <table:table-cell table:formula="of:=[.B54]*256*256" office:value-type="float" office:value="1236.52830188679">
            <text:p>1236.5283018868</text:p>
          </table:table-cell>
          <table:table-cell table:formula="of:=TRUNC([.D54])" office:value-type="float" office:value="1236">
            <text:p>123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1/[.A55]" office:value-type="float" office:value="0.0185185185185185">
            <text:p>0.0185185185</text:p>
          </table:table-cell>
          <table:table-cell table:formula="of:=[.B55]*256" office:value-type="float" office:value="4.74074074074074">
            <text:p>4.7407407407</text:p>
          </table:table-cell>
          <table:table-cell table:formula="of:=[.B55]*256*256" office:value-type="float" office:value="1213.62962962963">
            <text:p>1213.6296296296</text:p>
          </table:table-cell>
          <table:table-cell table:formula="of:=TRUNC([.D55])" office:value-type="float" office:value="1213">
            <text:p>121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1/[.A56]" office:value-type="float" office:value="0.0181818181818182">
            <text:p>0.0181818182</text:p>
          </table:table-cell>
          <table:table-cell table:formula="of:=[.B56]*256" office:value-type="float" office:value="4.65454545454545">
            <text:p>4.6545454545</text:p>
          </table:table-cell>
          <table:table-cell table:formula="of:=[.B56]*256*256" office:value-type="float" office:value="1191.56363636364">
            <text:p>1191.5636363636</text:p>
          </table:table-cell>
          <table:table-cell table:formula="of:=TRUNC([.D56])" office:value-type="float" office:value="1191">
            <text:p>119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1/[.A57]" office:value-type="float" office:value="0.0178571428571429">
            <text:p>0.0178571429</text:p>
          </table:table-cell>
          <table:table-cell table:formula="of:=[.B57]*256" office:value-type="float" office:value="4.57142857142857">
            <text:p>4.5714285714</text:p>
          </table:table-cell>
          <table:table-cell table:formula="of:=[.B57]*256*256" office:value-type="float" office:value="1170.28571428571">
            <text:p>1170.2857142857</text:p>
          </table:table-cell>
          <table:table-cell table:formula="of:=TRUNC([.D57])" office:value-type="float" office:value="1170">
            <text:p>117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1/[.A58]" office:value-type="float" office:value="0.0175438596491228">
            <text:p>0.0175438596</text:p>
          </table:table-cell>
          <table:table-cell table:formula="of:=[.B58]*256" office:value-type="float" office:value="4.49122807017544">
            <text:p>4.4912280702</text:p>
          </table:table-cell>
          <table:table-cell table:formula="of:=[.B58]*256*256" office:value-type="float" office:value="1149.75438596491">
            <text:p>1149.7543859649</text:p>
          </table:table-cell>
          <table:table-cell table:formula="of:=TRUNC([.D58])" office:value-type="float" office:value="1149">
            <text:p>114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1/[.A59]" office:value-type="float" office:value="0.0172413793103448">
            <text:p>0.0172413793</text:p>
          </table:table-cell>
          <table:table-cell table:formula="of:=[.B59]*256" office:value-type="float" office:value="4.41379310344828">
            <text:p>4.4137931034</text:p>
          </table:table-cell>
          <table:table-cell table:formula="of:=[.B59]*256*256" office:value-type="float" office:value="1129.93103448276">
            <text:p>1129.9310344828</text:p>
          </table:table-cell>
          <table:table-cell table:formula="of:=TRUNC([.D59])" office:value-type="float" office:value="1129">
            <text:p>1129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1/[.A60]" office:value-type="float" office:value="0.0169491525423729">
            <text:p>0.0169491525</text:p>
          </table:table-cell>
          <table:table-cell table:formula="of:=[.B60]*256" office:value-type="float" office:value="4.33898305084746">
            <text:p>4.3389830508</text:p>
          </table:table-cell>
          <table:table-cell table:formula="of:=[.B60]*256*256" office:value-type="float" office:value="1110.77966101695">
            <text:p>1110.779661017</text:p>
          </table:table-cell>
          <table:table-cell table:formula="of:=TRUNC([.D60])" office:value-type="float" office:value="1110">
            <text:p>111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1/[.A61]" office:value-type="float" office:value="0.0166666666666667">
            <text:p>0.0166666667</text:p>
          </table:table-cell>
          <table:table-cell table:formula="of:=[.B61]*256" office:value-type="float" office:value="4.26666666666667">
            <text:p>4.2666666667</text:p>
          </table:table-cell>
          <table:table-cell table:formula="of:=[.B61]*256*256" office:value-type="float" office:value="1092.26666666667">
            <text:p>1092.2666666667</text:p>
          </table:table-cell>
          <table:table-cell table:formula="of:=TRUNC([.D61])" office:value-type="float" office:value="1092">
            <text:p>109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1/[.A62]" office:value-type="float" office:value="0.0163934426229508">
            <text:p>0.0163934426</text:p>
          </table:table-cell>
          <table:table-cell table:formula="of:=[.B62]*256" office:value-type="float" office:value="4.19672131147541">
            <text:p>4.1967213115</text:p>
          </table:table-cell>
          <table:table-cell table:formula="of:=[.B62]*256*256" office:value-type="float" office:value="1074.36065573771">
            <text:p>1074.3606557377</text:p>
          </table:table-cell>
          <table:table-cell table:formula="of:=TRUNC([.D62])" office:value-type="float" office:value="1074">
            <text:p>107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1/[.A63]" office:value-type="float" office:value="0.0161290322580645">
            <text:p>0.0161290323</text:p>
          </table:table-cell>
          <table:table-cell table:formula="of:=[.B63]*256" office:value-type="float" office:value="4.12903225806452">
            <text:p>4.1290322581</text:p>
          </table:table-cell>
          <table:table-cell table:formula="of:=[.B63]*256*256" office:value-type="float" office:value="1057.03225806452">
            <text:p>1057.0322580645</text:p>
          </table:table-cell>
          <table:table-cell table:formula="of:=TRUNC([.D63])" office:value-type="float" office:value="1057">
            <text:p>105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1/[.A64]" office:value-type="float" office:value="0.0158730158730159">
            <text:p>0.0158730159</text:p>
          </table:table-cell>
          <table:table-cell table:formula="of:=[.B64]*256" office:value-type="float" office:value="4.06349206349206">
            <text:p>4.0634920635</text:p>
          </table:table-cell>
          <table:table-cell table:formula="of:=[.B64]*256*256" office:value-type="float" office:value="1040.25396825397">
            <text:p>1040.253968254</text:p>
          </table:table-cell>
          <table:table-cell table:formula="of:=TRUNC([.D64])" office:value-type="float" office:value="1040">
            <text:p>104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1/[.A65]" office:value-type="float" office:value="0.015625">
            <text:p>0.015625</text:p>
          </table:table-cell>
          <table:table-cell table:formula="of:=[.B65]*256" office:value-type="float" office:value="4">
            <text:p>4</text:p>
          </table:table-cell>
          <table:table-cell table:formula="of:=[.B65]*256*256" office:value-type="float" office:value="1024">
            <text:p>1024</text:p>
          </table:table-cell>
          <table:table-cell table:formula="of:=TRUNC([.D65])" office:value-type="float" office:value="1024">
            <text:p>102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1/[.A66]" office:value-type="float" office:value="0.0153846153846154">
            <text:p>0.0153846154</text:p>
          </table:table-cell>
          <table:table-cell table:formula="of:=[.B66]*256" office:value-type="float" office:value="3.93846153846154">
            <text:p>3.9384615385</text:p>
          </table:table-cell>
          <table:table-cell table:formula="of:=[.B66]*256*256" office:value-type="float" office:value="1008.24615384615">
            <text:p>1008.2461538462</text:p>
          </table:table-cell>
          <table:table-cell table:formula="of:=TRUNC([.D66])" office:value-type="float" office:value="1008">
            <text:p>100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1/[.A67]" office:value-type="float" office:value="0.0151515151515152">
            <text:p>0.0151515152</text:p>
          </table:table-cell>
          <table:table-cell table:formula="of:=[.B67]*256" office:value-type="float" office:value="3.87878787878788">
            <text:p>3.8787878788</text:p>
          </table:table-cell>
          <table:table-cell table:formula="of:=[.B67]*256*256" office:value-type="float" office:value="992.969696969697">
            <text:p>992.9696969697</text:p>
          </table:table-cell>
          <table:table-cell table:formula="of:=TRUNC([.D67])" office:value-type="float" office:value="992">
            <text:p>99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1/[.A68]" office:value-type="float" office:value="0.0149253731343284">
            <text:p>0.0149253731</text:p>
          </table:table-cell>
          <table:table-cell table:formula="of:=[.B68]*256" office:value-type="float" office:value="3.82089552238806">
            <text:p>3.8208955224</text:p>
          </table:table-cell>
          <table:table-cell table:formula="of:=[.B68]*256*256" office:value-type="float" office:value="978.149253731343">
            <text:p>978.1492537313</text:p>
          </table:table-cell>
          <table:table-cell table:formula="of:=TRUNC([.D68])" office:value-type="float" office:value="978">
            <text:p>978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1/[.A69]" office:value-type="float" office:value="0.0147058823529412">
            <text:p>0.0147058824</text:p>
          </table:table-cell>
          <table:table-cell table:formula="of:=[.B69]*256" office:value-type="float" office:value="3.76470588235294">
            <text:p>3.7647058824</text:p>
          </table:table-cell>
          <table:table-cell table:formula="of:=[.B69]*256*256" office:value-type="float" office:value="963.764705882353">
            <text:p>963.7647058824</text:p>
          </table:table-cell>
          <table:table-cell table:formula="of:=TRUNC([.D69])" office:value-type="float" office:value="963">
            <text:p>96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1/[.A70]" office:value-type="float" office:value="0.0144927536231884">
            <text:p>0.0144927536</text:p>
          </table:table-cell>
          <table:table-cell table:formula="of:=[.B70]*256" office:value-type="float" office:value="3.71014492753623">
            <text:p>3.7101449275</text:p>
          </table:table-cell>
          <table:table-cell table:formula="of:=[.B70]*256*256" office:value-type="float" office:value="949.797101449275">
            <text:p>949.7971014493</text:p>
          </table:table-cell>
          <table:table-cell table:formula="of:=TRUNC([.D70])" office:value-type="float" office:value="949">
            <text:p>94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1/[.A71]" office:value-type="float" office:value="0.0142857142857143">
            <text:p>0.0142857143</text:p>
          </table:table-cell>
          <table:table-cell table:formula="of:=[.B71]*256" office:value-type="float" office:value="3.65714285714286">
            <text:p>3.6571428571</text:p>
          </table:table-cell>
          <table:table-cell table:formula="of:=[.B71]*256*256" office:value-type="float" office:value="936.228571428571">
            <text:p>936.2285714286</text:p>
          </table:table-cell>
          <table:table-cell table:formula="of:=TRUNC([.D71])" office:value-type="float" office:value="936">
            <text:p>93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1/[.A72]" office:value-type="float" office:value="0.0140845070422535">
            <text:p>0.014084507</text:p>
          </table:table-cell>
          <table:table-cell table:formula="of:=[.B72]*256" office:value-type="float" office:value="3.6056338028169">
            <text:p>3.6056338028</text:p>
          </table:table-cell>
          <table:table-cell table:formula="of:=[.B72]*256*256" office:value-type="float" office:value="923.042253521127">
            <text:p>923.0422535211</text:p>
          </table:table-cell>
          <table:table-cell table:formula="of:=TRUNC([.D72])" office:value-type="float" office:value="923">
            <text:p>92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1/[.A73]" office:value-type="float" office:value="0.0138888888888889">
            <text:p>0.0138888889</text:p>
          </table:table-cell>
          <table:table-cell table:formula="of:=[.B73]*256" office:value-type="float" office:value="3.55555555555556">
            <text:p>3.5555555556</text:p>
          </table:table-cell>
          <table:table-cell table:formula="of:=[.B73]*256*256" office:value-type="float" office:value="910.222222222222">
            <text:p>910.2222222222</text:p>
          </table:table-cell>
          <table:table-cell table:formula="of:=TRUNC([.D73])" office:value-type="float" office:value="910">
            <text:p>91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1/[.A74]" office:value-type="float" office:value="0.0136986301369863">
            <text:p>0.0136986301</text:p>
          </table:table-cell>
          <table:table-cell table:formula="of:=[.B74]*256" office:value-type="float" office:value="3.50684931506849">
            <text:p>3.5068493151</text:p>
          </table:table-cell>
          <table:table-cell table:formula="of:=[.B74]*256*256" office:value-type="float" office:value="897.753424657534">
            <text:p>897.7534246575</text:p>
          </table:table-cell>
          <table:table-cell table:formula="of:=TRUNC([.D74])" office:value-type="float" office:value="897">
            <text:p>897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1/[.A75]" office:value-type="float" office:value="0.0135135135135135">
            <text:p>0.0135135135</text:p>
          </table:table-cell>
          <table:table-cell table:formula="of:=[.B75]*256" office:value-type="float" office:value="3.45945945945946">
            <text:p>3.4594594595</text:p>
          </table:table-cell>
          <table:table-cell table:formula="of:=[.B75]*256*256" office:value-type="float" office:value="885.621621621622">
            <text:p>885.6216216216</text:p>
          </table:table-cell>
          <table:table-cell table:formula="of:=TRUNC([.D75])" office:value-type="float" office:value="885">
            <text:p>88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1/[.A76]" office:value-type="float" office:value="0.0133333333333333">
            <text:p>0.0133333333</text:p>
          </table:table-cell>
          <table:table-cell table:formula="of:=[.B76]*256" office:value-type="float" office:value="3.41333333333333">
            <text:p>3.4133333333</text:p>
          </table:table-cell>
          <table:table-cell table:formula="of:=[.B76]*256*256" office:value-type="float" office:value="873.813333333333">
            <text:p>873.8133333333</text:p>
          </table:table-cell>
          <table:table-cell table:formula="of:=TRUNC([.D76])" office:value-type="float" office:value="873">
            <text:p>87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1/[.A77]" office:value-type="float" office:value="0.0131578947368421">
            <text:p>0.0131578947</text:p>
          </table:table-cell>
          <table:table-cell table:formula="of:=[.B77]*256" office:value-type="float" office:value="3.36842105263158">
            <text:p>3.3684210526</text:p>
          </table:table-cell>
          <table:table-cell table:formula="of:=[.B77]*256*256" office:value-type="float" office:value="862.315789473684">
            <text:p>862.3157894737</text:p>
          </table:table-cell>
          <table:table-cell table:formula="of:=TRUNC([.D77])" office:value-type="float" office:value="862">
            <text:p>86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1/[.A78]" office:value-type="float" office:value="0.012987012987013">
            <text:p>0.012987013</text:p>
          </table:table-cell>
          <table:table-cell table:formula="of:=[.B78]*256" office:value-type="float" office:value="3.32467532467532">
            <text:p>3.3246753247</text:p>
          </table:table-cell>
          <table:table-cell table:formula="of:=[.B78]*256*256" office:value-type="float" office:value="851.116883116883">
            <text:p>851.1168831169</text:p>
          </table:table-cell>
          <table:table-cell table:formula="of:=TRUNC([.D78])" office:value-type="float" office:value="851">
            <text:p>85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formula="of:=1/[.A79]" office:value-type="float" office:value="0.0128205128205128">
            <text:p>0.0128205128</text:p>
          </table:table-cell>
          <table:table-cell table:formula="of:=[.B79]*256" office:value-type="float" office:value="3.28205128205128">
            <text:p>3.2820512821</text:p>
          </table:table-cell>
          <table:table-cell table:formula="of:=[.B79]*256*256" office:value-type="float" office:value="840.205128205128">
            <text:p>840.2051282051</text:p>
          </table:table-cell>
          <table:table-cell table:formula="of:=TRUNC([.D79])" office:value-type="float" office:value="840">
            <text:p>84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f:=1/[.A80]" office:value-type="float" office:value="0.0126582278481013">
            <text:p>0.0126582278</text:p>
          </table:table-cell>
          <table:table-cell table:formula="of:=[.B80]*256" office:value-type="float" office:value="3.24050632911392">
            <text:p>3.2405063291</text:p>
          </table:table-cell>
          <table:table-cell table:formula="of:=[.B80]*256*256" office:value-type="float" office:value="829.569620253165">
            <text:p>829.5696202532</text:p>
          </table:table-cell>
          <table:table-cell table:formula="of:=TRUNC([.D80])" office:value-type="float" office:value="829">
            <text:p>82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1/[.A81]" office:value-type="float" office:value="0.0125">
            <text:p>0.0125</text:p>
          </table:table-cell>
          <table:table-cell table:formula="of:=[.B81]*256" office:value-type="float" office:value="3.2">
            <text:p>3.2</text:p>
          </table:table-cell>
          <table:table-cell table:formula="of:=[.B81]*256*256" office:value-type="float" office:value="819.2">
            <text:p>819.2</text:p>
          </table:table-cell>
          <table:table-cell table:formula="of:=TRUNC([.D81])" office:value-type="float" office:value="819">
            <text:p>81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1/[.A82]" office:value-type="float" office:value="0.0123456790123457">
            <text:p>0.012345679</text:p>
          </table:table-cell>
          <table:table-cell table:formula="of:=[.B82]*256" office:value-type="float" office:value="3.16049382716049">
            <text:p>3.1604938272</text:p>
          </table:table-cell>
          <table:table-cell table:formula="of:=[.B82]*256*256" office:value-type="float" office:value="809.086419753086">
            <text:p>809.0864197531</text:p>
          </table:table-cell>
          <table:table-cell table:formula="of:=TRUNC([.D82])" office:value-type="float" office:value="809">
            <text:p>80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1/[.A83]" office:value-type="float" office:value="0.0121951219512195">
            <text:p>0.012195122</text:p>
          </table:table-cell>
          <table:table-cell table:formula="of:=[.B83]*256" office:value-type="float" office:value="3.1219512195122">
            <text:p>3.1219512195</text:p>
          </table:table-cell>
          <table:table-cell table:formula="of:=[.B83]*256*256" office:value-type="float" office:value="799.219512195122">
            <text:p>799.2195121951</text:p>
          </table:table-cell>
          <table:table-cell table:formula="of:=TRUNC([.D83])" office:value-type="float" office:value="799">
            <text:p>79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1/[.A84]" office:value-type="float" office:value="0.0120481927710843">
            <text:p>0.0120481928</text:p>
          </table:table-cell>
          <table:table-cell table:formula="of:=[.B84]*256" office:value-type="float" office:value="3.08433734939759">
            <text:p>3.0843373494</text:p>
          </table:table-cell>
          <table:table-cell table:formula="of:=[.B84]*256*256" office:value-type="float" office:value="789.590361445783">
            <text:p>789.5903614458</text:p>
          </table:table-cell>
          <table:table-cell table:formula="of:=TRUNC([.D84])" office:value-type="float" office:value="789">
            <text:p>78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1/[.A85]" office:value-type="float" office:value="0.0119047619047619">
            <text:p>0.0119047619</text:p>
          </table:table-cell>
          <table:table-cell table:formula="of:=[.B85]*256" office:value-type="float" office:value="3.04761904761905">
            <text:p>3.0476190476</text:p>
          </table:table-cell>
          <table:table-cell table:formula="of:=[.B85]*256*256" office:value-type="float" office:value="780.190476190476">
            <text:p>780.1904761905</text:p>
          </table:table-cell>
          <table:table-cell table:formula="of:=TRUNC([.D85])" office:value-type="float" office:value="780">
            <text:p>78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1/[.A86]" office:value-type="float" office:value="0.0117647058823529">
            <text:p>0.0117647059</text:p>
          </table:table-cell>
          <table:table-cell table:formula="of:=[.B86]*256" office:value-type="float" office:value="3.01176470588235">
            <text:p>3.0117647059</text:p>
          </table:table-cell>
          <table:table-cell table:formula="of:=[.B86]*256*256" office:value-type="float" office:value="771.011764705882">
            <text:p>771.0117647059</text:p>
          </table:table-cell>
          <table:table-cell table:formula="of:=TRUNC([.D86])" office:value-type="float" office:value="771">
            <text:p>77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f:=1/[.A87]" office:value-type="float" office:value="0.0116279069767442">
            <text:p>0.011627907</text:p>
          </table:table-cell>
          <table:table-cell table:formula="of:=[.B87]*256" office:value-type="float" office:value="2.97674418604651">
            <text:p>2.976744186</text:p>
          </table:table-cell>
          <table:table-cell table:formula="of:=[.B87]*256*256" office:value-type="float" office:value="762.046511627907">
            <text:p>762.0465116279</text:p>
          </table:table-cell>
          <table:table-cell table:formula="of:=TRUNC([.D87])" office:value-type="float" office:value="762">
            <text:p>76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f:=1/[.A88]" office:value-type="float" office:value="0.0114942528735632">
            <text:p>0.0114942529</text:p>
          </table:table-cell>
          <table:table-cell table:formula="of:=[.B88]*256" office:value-type="float" office:value="2.94252873563218">
            <text:p>2.9425287356</text:p>
          </table:table-cell>
          <table:table-cell table:formula="of:=[.B88]*256*256" office:value-type="float" office:value="753.287356321839">
            <text:p>753.2873563218</text:p>
          </table:table-cell>
          <table:table-cell table:formula="of:=TRUNC([.D88])" office:value-type="float" office:value="753">
            <text:p>75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1/[.A89]" office:value-type="float" office:value="0.0113636363636364">
            <text:p>0.0113636364</text:p>
          </table:table-cell>
          <table:table-cell table:formula="of:=[.B89]*256" office:value-type="float" office:value="2.90909090909091">
            <text:p>2.9090909091</text:p>
          </table:table-cell>
          <table:table-cell table:formula="of:=[.B89]*256*256" office:value-type="float" office:value="744.727272727273">
            <text:p>744.7272727273</text:p>
          </table:table-cell>
          <table:table-cell table:formula="of:=TRUNC([.D89])" office:value-type="float" office:value="744">
            <text:p>74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f:=1/[.A90]" office:value-type="float" office:value="0.0112359550561798">
            <text:p>0.0112359551</text:p>
          </table:table-cell>
          <table:table-cell table:formula="of:=[.B90]*256" office:value-type="float" office:value="2.87640449438202">
            <text:p>2.8764044944</text:p>
          </table:table-cell>
          <table:table-cell table:formula="of:=[.B90]*256*256" office:value-type="float" office:value="736.359550561798">
            <text:p>736.3595505618</text:p>
          </table:table-cell>
          <table:table-cell table:formula="of:=TRUNC([.D90])" office:value-type="float" office:value="736">
            <text:p>73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1/[.A91]" office:value-type="float" office:value="0.0111111111111111">
            <text:p>0.0111111111</text:p>
          </table:table-cell>
          <table:table-cell table:formula="of:=[.B91]*256" office:value-type="float" office:value="2.84444444444444">
            <text:p>2.8444444444</text:p>
          </table:table-cell>
          <table:table-cell table:formula="of:=[.B91]*256*256" office:value-type="float" office:value="728.177777777778">
            <text:p>728.1777777778</text:p>
          </table:table-cell>
          <table:table-cell table:formula="of:=TRUNC([.D91])" office:value-type="float" office:value="728">
            <text:p>72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formula="of:=1/[.A92]" office:value-type="float" office:value="0.010989010989011">
            <text:p>0.010989011</text:p>
          </table:table-cell>
          <table:table-cell table:formula="of:=[.B92]*256" office:value-type="float" office:value="2.81318681318681">
            <text:p>2.8131868132</text:p>
          </table:table-cell>
          <table:table-cell table:formula="of:=[.B92]*256*256" office:value-type="float" office:value="720.175824175824">
            <text:p>720.1758241758</text:p>
          </table:table-cell>
          <table:table-cell table:formula="of:=TRUNC([.D92])" office:value-type="float" office:value="720">
            <text:p>72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formula="of:=1/[.A93]" office:value-type="float" office:value="0.0108695652173913">
            <text:p>0.0108695652</text:p>
          </table:table-cell>
          <table:table-cell table:formula="of:=[.B93]*256" office:value-type="float" office:value="2.78260869565217">
            <text:p>2.7826086957</text:p>
          </table:table-cell>
          <table:table-cell table:formula="of:=[.B93]*256*256" office:value-type="float" office:value="712.347826086956">
            <text:p>712.347826087</text:p>
          </table:table-cell>
          <table:table-cell table:formula="of:=TRUNC([.D93])" office:value-type="float" office:value="712">
            <text:p>71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formula="of:=1/[.A94]" office:value-type="float" office:value="0.010752688172043">
            <text:p>0.0107526882</text:p>
          </table:table-cell>
          <table:table-cell table:formula="of:=[.B94]*256" office:value-type="float" office:value="2.75268817204301">
            <text:p>2.752688172</text:p>
          </table:table-cell>
          <table:table-cell table:formula="of:=[.B94]*256*256" office:value-type="float" office:value="704.688172043011">
            <text:p>704.688172043</text:p>
          </table:table-cell>
          <table:table-cell table:formula="of:=TRUNC([.D94])" office:value-type="float" office:value="704">
            <text:p>70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formula="of:=1/[.A95]" office:value-type="float" office:value="0.0106382978723404">
            <text:p>0.0106382979</text:p>
          </table:table-cell>
          <table:table-cell table:formula="of:=[.B95]*256" office:value-type="float" office:value="2.72340425531915">
            <text:p>2.7234042553</text:p>
          </table:table-cell>
          <table:table-cell table:formula="of:=[.B95]*256*256" office:value-type="float" office:value="697.191489361702">
            <text:p>697.1914893617</text:p>
          </table:table-cell>
          <table:table-cell table:formula="of:=TRUNC([.D95])" office:value-type="float" office:value="697">
            <text:p>69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f:=1/[.A96]" office:value-type="float" office:value="0.0105263157894737">
            <text:p>0.0105263158</text:p>
          </table:table-cell>
          <table:table-cell table:formula="of:=[.B96]*256" office:value-type="float" office:value="2.69473684210526">
            <text:p>2.6947368421</text:p>
          </table:table-cell>
          <table:table-cell table:formula="of:=[.B96]*256*256" office:value-type="float" office:value="689.852631578947">
            <text:p>689.8526315789</text:p>
          </table:table-cell>
          <table:table-cell table:formula="of:=TRUNC([.D96])" office:value-type="float" office:value="689">
            <text:p>68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formula="of:=1/[.A97]" office:value-type="float" office:value="0.0104166666666667">
            <text:p>0.0104166667</text:p>
          </table:table-cell>
          <table:table-cell table:formula="of:=[.B97]*256" office:value-type="float" office:value="2.66666666666667">
            <text:p>2.6666666667</text:p>
          </table:table-cell>
          <table:table-cell table:formula="of:=[.B97]*256*256" office:value-type="float" office:value="682.666666666667">
            <text:p>682.6666666667</text:p>
          </table:table-cell>
          <table:table-cell table:formula="of:=TRUNC([.D97])" office:value-type="float" office:value="682">
            <text:p>68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formula="of:=1/[.A98]" office:value-type="float" office:value="0.0103092783505155">
            <text:p>0.0103092784</text:p>
          </table:table-cell>
          <table:table-cell table:formula="of:=[.B98]*256" office:value-type="float" office:value="2.63917525773196">
            <text:p>2.6391752577</text:p>
          </table:table-cell>
          <table:table-cell table:formula="of:=[.B98]*256*256" office:value-type="float" office:value="675.628865979381">
            <text:p>675.6288659794</text:p>
          </table:table-cell>
          <table:table-cell table:formula="of:=TRUNC([.D98])" office:value-type="float" office:value="675">
            <text:p>67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formula="of:=1/[.A99]" office:value-type="float" office:value="0.0102040816326531">
            <text:p>0.0102040816</text:p>
          </table:table-cell>
          <table:table-cell table:formula="of:=[.B99]*256" office:value-type="float" office:value="2.61224489795918">
            <text:p>2.612244898</text:p>
          </table:table-cell>
          <table:table-cell table:formula="of:=[.B99]*256*256" office:value-type="float" office:value="668.734693877551">
            <text:p>668.7346938776</text:p>
          </table:table-cell>
          <table:table-cell table:formula="of:=TRUNC([.D99])" office:value-type="float" office:value="668">
            <text:p>66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formula="of:=1/[.A100]" office:value-type="float" office:value="0.0101010101010101">
            <text:p>0.0101010101</text:p>
          </table:table-cell>
          <table:table-cell table:formula="of:=[.B100]*256" office:value-type="float" office:value="2.58585858585859">
            <text:p>2.5858585859</text:p>
          </table:table-cell>
          <table:table-cell table:formula="of:=[.B100]*256*256" office:value-type="float" office:value="661.979797979798">
            <text:p>661.9797979798</text:p>
          </table:table-cell>
          <table:table-cell table:formula="of:=TRUNC([.D100])" office:value-type="float" office:value="661">
            <text:p>66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1/[.A101]" office:value-type="float" office:value="0.01">
            <text:p>0.01</text:p>
          </table:table-cell>
          <table:table-cell table:formula="of:=[.B101]*256" office:value-type="float" office:value="2.56">
            <text:p>2.56</text:p>
          </table:table-cell>
          <table:table-cell table:formula="of:=[.B101]*256*256" office:value-type="float" office:value="655.36">
            <text:p>655.36</text:p>
          </table:table-cell>
          <table:table-cell table:formula="of:=TRUNC([.D101])" office:value-type="float" office:value="655">
            <text:p>65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formula="of:=1/[.A102]" office:value-type="float" office:value="0.0099009900990099">
            <text:p>0.0099009901</text:p>
          </table:table-cell>
          <table:table-cell table:formula="of:=[.B102]*256" office:value-type="float" office:value="2.53465346534653">
            <text:p>2.5346534653</text:p>
          </table:table-cell>
          <table:table-cell table:formula="of:=[.B102]*256*256" office:value-type="float" office:value="648.871287128713">
            <text:p>648.8712871287</text:p>
          </table:table-cell>
          <table:table-cell table:formula="of:=TRUNC([.D102])" office:value-type="float" office:value="648">
            <text:p>648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formula="of:=1/[.A103]" office:value-type="float" office:value="0.00980392156862745">
            <text:p>0.0098039216</text:p>
          </table:table-cell>
          <table:table-cell table:formula="of:=[.B103]*256" office:value-type="float" office:value="2.50980392156863">
            <text:p>2.5098039216</text:p>
          </table:table-cell>
          <table:table-cell table:formula="of:=[.B103]*256*256" office:value-type="float" office:value="642.509803921569">
            <text:p>642.5098039216</text:p>
          </table:table-cell>
          <table:table-cell table:formula="of:=TRUNC([.D103])" office:value-type="float" office:value="642">
            <text:p>642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formula="of:=1/[.A104]" office:value-type="float" office:value="0.00970873786407767">
            <text:p>0.0097087379</text:p>
          </table:table-cell>
          <table:table-cell table:formula="of:=[.B104]*256" office:value-type="float" office:value="2.48543689320388">
            <text:p>2.4854368932</text:p>
          </table:table-cell>
          <table:table-cell table:formula="of:=[.B104]*256*256" office:value-type="float" office:value="636.271844660194">
            <text:p>636.2718446602</text:p>
          </table:table-cell>
          <table:table-cell table:formula="of:=TRUNC([.D104])" office:value-type="float" office:value="636">
            <text:p>63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formula="of:=1/[.A105]" office:value-type="float" office:value="0.00961538461538462">
            <text:p>0.0096153846</text:p>
          </table:table-cell>
          <table:table-cell table:formula="of:=[.B105]*256" office:value-type="float" office:value="2.46153846153846">
            <text:p>2.4615384615</text:p>
          </table:table-cell>
          <table:table-cell table:formula="of:=[.B105]*256*256" office:value-type="float" office:value="630.153846153846">
            <text:p>630.1538461538</text:p>
          </table:table-cell>
          <table:table-cell table:formula="of:=TRUNC([.D105])" office:value-type="float" office:value="630">
            <text:p>63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formula="of:=1/[.A106]" office:value-type="float" office:value="0.00952380952380952">
            <text:p>0.0095238095</text:p>
          </table:table-cell>
          <table:table-cell table:formula="of:=[.B106]*256" office:value-type="float" office:value="2.43809523809524">
            <text:p>2.4380952381</text:p>
          </table:table-cell>
          <table:table-cell table:formula="of:=[.B106]*256*256" office:value-type="float" office:value="624.152380952381">
            <text:p>624.1523809524</text:p>
          </table:table-cell>
          <table:table-cell table:formula="of:=TRUNC([.D106])" office:value-type="float" office:value="624">
            <text:p>624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formula="of:=1/[.A107]" office:value-type="float" office:value="0.00943396226415094">
            <text:p>0.0094339623</text:p>
          </table:table-cell>
          <table:table-cell table:formula="of:=[.B107]*256" office:value-type="float" office:value="2.41509433962264">
            <text:p>2.4150943396</text:p>
          </table:table-cell>
          <table:table-cell table:formula="of:=[.B107]*256*256" office:value-type="float" office:value="618.264150943396">
            <text:p>618.2641509434</text:p>
          </table:table-cell>
          <table:table-cell table:formula="of:=TRUNC([.D107])" office:value-type="float" office:value="618">
            <text:p>618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formula="of:=1/[.A108]" office:value-type="float" office:value="0.00934579439252336">
            <text:p>0.0093457944</text:p>
          </table:table-cell>
          <table:table-cell table:formula="of:=[.B108]*256" office:value-type="float" office:value="2.39252336448598">
            <text:p>2.3925233645</text:p>
          </table:table-cell>
          <table:table-cell table:formula="of:=[.B108]*256*256" office:value-type="float" office:value="612.485981308411">
            <text:p>612.4859813084</text:p>
          </table:table-cell>
          <table:table-cell table:formula="of:=TRUNC([.D108])" office:value-type="float" office:value="612">
            <text:p>612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formula="of:=1/[.A109]" office:value-type="float" office:value="0.00925925925925926">
            <text:p>0.0092592593</text:p>
          </table:table-cell>
          <table:table-cell table:formula="of:=[.B109]*256" office:value-type="float" office:value="2.37037037037037">
            <text:p>2.3703703704</text:p>
          </table:table-cell>
          <table:table-cell table:formula="of:=[.B109]*256*256" office:value-type="float" office:value="606.814814814815">
            <text:p>606.8148148148</text:p>
          </table:table-cell>
          <table:table-cell table:formula="of:=TRUNC([.D109])" office:value-type="float" office:value="606">
            <text:p>606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formula="of:=1/[.A110]" office:value-type="float" office:value="0.0091743119266055">
            <text:p>0.0091743119</text:p>
          </table:table-cell>
          <table:table-cell table:formula="of:=[.B110]*256" office:value-type="float" office:value="2.34862385321101">
            <text:p>2.3486238532</text:p>
          </table:table-cell>
          <table:table-cell table:formula="of:=[.B110]*256*256" office:value-type="float" office:value="601.247706422018">
            <text:p>601.247706422</text:p>
          </table:table-cell>
          <table:table-cell table:formula="of:=TRUNC([.D110])" office:value-type="float" office:value="601">
            <text:p>60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formula="of:=1/[.A111]" office:value-type="float" office:value="0.00909090909090909">
            <text:p>0.0090909091</text:p>
          </table:table-cell>
          <table:table-cell table:formula="of:=[.B111]*256" office:value-type="float" office:value="2.32727272727273">
            <text:p>2.3272727273</text:p>
          </table:table-cell>
          <table:table-cell table:formula="of:=[.B111]*256*256" office:value-type="float" office:value="595.781818181818">
            <text:p>595.7818181818</text:p>
          </table:table-cell>
          <table:table-cell table:formula="of:=TRUNC([.D111])" office:value-type="float" office:value="595">
            <text:p>595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formula="of:=1/[.A112]" office:value-type="float" office:value="0.00900900900900901">
            <text:p>0.009009009</text:p>
          </table:table-cell>
          <table:table-cell table:formula="of:=[.B112]*256" office:value-type="float" office:value="2.30630630630631">
            <text:p>2.3063063063</text:p>
          </table:table-cell>
          <table:table-cell table:formula="of:=[.B112]*256*256" office:value-type="float" office:value="590.414414414414">
            <text:p>590.4144144144</text:p>
          </table:table-cell>
          <table:table-cell table:formula="of:=TRUNC([.D112])" office:value-type="float" office:value="590">
            <text:p>59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formula="of:=1/[.A113]" office:value-type="float" office:value="0.00892857142857143">
            <text:p>0.0089285714</text:p>
          </table:table-cell>
          <table:table-cell table:formula="of:=[.B113]*256" office:value-type="float" office:value="2.28571428571429">
            <text:p>2.2857142857</text:p>
          </table:table-cell>
          <table:table-cell table:formula="of:=[.B113]*256*256" office:value-type="float" office:value="585.142857142857">
            <text:p>585.1428571429</text:p>
          </table:table-cell>
          <table:table-cell table:formula="of:=TRUNC([.D113])" office:value-type="float" office:value="585">
            <text:p>585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formula="of:=1/[.A114]" office:value-type="float" office:value="0.00884955752212389">
            <text:p>0.0088495575</text:p>
          </table:table-cell>
          <table:table-cell table:formula="of:=[.B114]*256" office:value-type="float" office:value="2.26548672566372">
            <text:p>2.2654867257</text:p>
          </table:table-cell>
          <table:table-cell table:formula="of:=[.B114]*256*256" office:value-type="float" office:value="579.964601769912">
            <text:p>579.9646017699</text:p>
          </table:table-cell>
          <table:table-cell table:formula="of:=TRUNC([.D114])" office:value-type="float" office:value="579">
            <text:p>57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formula="of:=1/[.A115]" office:value-type="float" office:value="0.0087719298245614">
            <text:p>0.0087719298</text:p>
          </table:table-cell>
          <table:table-cell table:formula="of:=[.B115]*256" office:value-type="float" office:value="2.24561403508772">
            <text:p>2.2456140351</text:p>
          </table:table-cell>
          <table:table-cell table:formula="of:=[.B115]*256*256" office:value-type="float" office:value="574.877192982456">
            <text:p>574.8771929825</text:p>
          </table:table-cell>
          <table:table-cell table:formula="of:=TRUNC([.D115])" office:value-type="float" office:value="574">
            <text:p>574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formula="of:=1/[.A116]" office:value-type="float" office:value="0.00869565217391304">
            <text:p>0.0086956522</text:p>
          </table:table-cell>
          <table:table-cell table:formula="of:=[.B116]*256" office:value-type="float" office:value="2.22608695652174">
            <text:p>2.2260869565</text:p>
          </table:table-cell>
          <table:table-cell table:formula="of:=[.B116]*256*256" office:value-type="float" office:value="569.878260869565">
            <text:p>569.8782608696</text:p>
          </table:table-cell>
          <table:table-cell table:formula="of:=TRUNC([.D116])" office:value-type="float" office:value="569">
            <text:p>569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formula="of:=1/[.A117]" office:value-type="float" office:value="0.00862068965517241">
            <text:p>0.0086206897</text:p>
          </table:table-cell>
          <table:table-cell table:formula="of:=[.B117]*256" office:value-type="float" office:value="2.20689655172414">
            <text:p>2.2068965517</text:p>
          </table:table-cell>
          <table:table-cell table:formula="of:=[.B117]*256*256" office:value-type="float" office:value="564.965517241379">
            <text:p>564.9655172414</text:p>
          </table:table-cell>
          <table:table-cell table:formula="of:=TRUNC([.D117])" office:value-type="float" office:value="564">
            <text:p>564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formula="of:=1/[.A118]" office:value-type="float" office:value="0.00854700854700855">
            <text:p>0.0085470085</text:p>
          </table:table-cell>
          <table:table-cell table:formula="of:=[.B118]*256" office:value-type="float" office:value="2.18803418803419">
            <text:p>2.188034188</text:p>
          </table:table-cell>
          <table:table-cell table:formula="of:=[.B118]*256*256" office:value-type="float" office:value="560.136752136752">
            <text:p>560.1367521368</text:p>
          </table:table-cell>
          <table:table-cell table:formula="of:=TRUNC([.D118])" office:value-type="float" office:value="560">
            <text:p>56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formula="of:=1/[.A119]" office:value-type="float" office:value="0.00847457627118644">
            <text:p>0.0084745763</text:p>
          </table:table-cell>
          <table:table-cell table:formula="of:=[.B119]*256" office:value-type="float" office:value="2.16949152542373">
            <text:p>2.1694915254</text:p>
          </table:table-cell>
          <table:table-cell table:formula="of:=[.B119]*256*256" office:value-type="float" office:value="555.389830508475">
            <text:p>555.3898305085</text:p>
          </table:table-cell>
          <table:table-cell table:formula="of:=TRUNC([.D119])" office:value-type="float" office:value="555">
            <text:p>55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formula="of:=1/[.A120]" office:value-type="float" office:value="0.00840336134453782">
            <text:p>0.0084033613</text:p>
          </table:table-cell>
          <table:table-cell table:formula="of:=[.B120]*256" office:value-type="float" office:value="2.15126050420168">
            <text:p>2.1512605042</text:p>
          </table:table-cell>
          <table:table-cell table:formula="of:=[.B120]*256*256" office:value-type="float" office:value="550.72268907563">
            <text:p>550.7226890756</text:p>
          </table:table-cell>
          <table:table-cell table:formula="of:=TRUNC([.D120])" office:value-type="float" office:value="550">
            <text:p>55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formula="of:=1/[.A121]" office:value-type="float" office:value="0.00833333333333333">
            <text:p>0.0083333333</text:p>
          </table:table-cell>
          <table:table-cell table:formula="of:=[.B121]*256" office:value-type="float" office:value="2.13333333333333">
            <text:p>2.1333333333</text:p>
          </table:table-cell>
          <table:table-cell table:formula="of:=[.B121]*256*256" office:value-type="float" office:value="546.133333333333">
            <text:p>546.1333333333</text:p>
          </table:table-cell>
          <table:table-cell table:formula="of:=TRUNC([.D121])" office:value-type="float" office:value="546">
            <text:p>54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formula="of:=1/[.A122]" office:value-type="float" office:value="0.00826446280991736">
            <text:p>0.0082644628</text:p>
          </table:table-cell>
          <table:table-cell table:formula="of:=[.B122]*256" office:value-type="float" office:value="2.11570247933884">
            <text:p>2.1157024793</text:p>
          </table:table-cell>
          <table:table-cell table:formula="of:=[.B122]*256*256" office:value-type="float" office:value="541.619834710744">
            <text:p>541.6198347107</text:p>
          </table:table-cell>
          <table:table-cell table:formula="of:=TRUNC([.D122])" office:value-type="float" office:value="541">
            <text:p>54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formula="of:=1/[.A123]" office:value-type="float" office:value="0.00819672131147541">
            <text:p>0.0081967213</text:p>
          </table:table-cell>
          <table:table-cell table:formula="of:=[.B123]*256" office:value-type="float" office:value="2.0983606557377">
            <text:p>2.0983606557</text:p>
          </table:table-cell>
          <table:table-cell table:formula="of:=[.B123]*256*256" office:value-type="float" office:value="537.180327868852">
            <text:p>537.1803278689</text:p>
          </table:table-cell>
          <table:table-cell table:formula="of:=TRUNC([.D123])" office:value-type="float" office:value="537">
            <text:p>53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formula="of:=1/[.A124]" office:value-type="float" office:value="0.00813008130081301">
            <text:p>0.0081300813</text:p>
          </table:table-cell>
          <table:table-cell table:formula="of:=[.B124]*256" office:value-type="float" office:value="2.08130081300813">
            <text:p>2.081300813</text:p>
          </table:table-cell>
          <table:table-cell table:formula="of:=[.B124]*256*256" office:value-type="float" office:value="532.813008130081">
            <text:p>532.8130081301</text:p>
          </table:table-cell>
          <table:table-cell table:formula="of:=TRUNC([.D124])" office:value-type="float" office:value="532">
            <text:p>532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formula="of:=1/[.A125]" office:value-type="float" office:value="0.00806451612903226">
            <text:p>0.0080645161</text:p>
          </table:table-cell>
          <table:table-cell table:formula="of:=[.B125]*256" office:value-type="float" office:value="2.06451612903226">
            <text:p>2.064516129</text:p>
          </table:table-cell>
          <table:table-cell table:formula="of:=[.B125]*256*256" office:value-type="float" office:value="528.516129032258">
            <text:p>528.5161290323</text:p>
          </table:table-cell>
          <table:table-cell table:formula="of:=TRUNC([.D125])" office:value-type="float" office:value="528">
            <text:p>528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formula="of:=1/[.A126]" office:value-type="float" office:value="0.008">
            <text:p>0.008</text:p>
          </table:table-cell>
          <table:table-cell table:formula="of:=[.B126]*256" office:value-type="float" office:value="2.048">
            <text:p>2.048</text:p>
          </table:table-cell>
          <table:table-cell table:formula="of:=[.B126]*256*256" office:value-type="float" office:value="524.288">
            <text:p>524.288</text:p>
          </table:table-cell>
          <table:table-cell table:formula="of:=TRUNC([.D126])" office:value-type="float" office:value="524">
            <text:p>52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formula="of:=1/[.A127]" office:value-type="float" office:value="0.00793650793650794">
            <text:p>0.0079365079</text:p>
          </table:table-cell>
          <table:table-cell table:formula="of:=[.B127]*256" office:value-type="float" office:value="2.03174603174603">
            <text:p>2.0317460317</text:p>
          </table:table-cell>
          <table:table-cell table:formula="of:=[.B127]*256*256" office:value-type="float" office:value="520.126984126984">
            <text:p>520.126984127</text:p>
          </table:table-cell>
          <table:table-cell table:formula="of:=TRUNC([.D127])" office:value-type="float" office:value="520">
            <text:p>52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formula="of:=1/[.A128]" office:value-type="float" office:value="0.0078740157480315">
            <text:p>0.0078740157</text:p>
          </table:table-cell>
          <table:table-cell table:formula="of:=[.B128]*256" office:value-type="float" office:value="2.01574803149606">
            <text:p>2.0157480315</text:p>
          </table:table-cell>
          <table:table-cell table:formula="of:=[.B128]*256*256" office:value-type="float" office:value="516.031496062992">
            <text:p>516.031496063</text:p>
          </table:table-cell>
          <table:table-cell table:formula="of:=TRUNC([.D128])" office:value-type="float" office:value="516">
            <text:p>51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f:=1/[.A129]" office:value-type="float" office:value="0.0078125">
            <text:p>0.0078125</text:p>
          </table:table-cell>
          <table:table-cell table:formula="of:=[.B129]*256" office:value-type="float" office:value="2">
            <text:p>2</text:p>
          </table:table-cell>
          <table:table-cell table:formula="of:=[.B129]*256*256" office:value-type="float" office:value="512">
            <text:p>512</text:p>
          </table:table-cell>
          <table:table-cell table:formula="of:=TRUNC([.D129])" office:value-type="float" office:value="512">
            <text:p>512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formula="of:=1/[.A130]" office:value-type="float" office:value="0.00775193798449612">
            <text:p>0.007751938</text:p>
          </table:table-cell>
          <table:table-cell table:formula="of:=[.B130]*256" office:value-type="float" office:value="1.98449612403101">
            <text:p>1.984496124</text:p>
          </table:table-cell>
          <table:table-cell table:formula="of:=[.B130]*256*256" office:value-type="float" office:value="508.031007751938">
            <text:p>508.0310077519</text:p>
          </table:table-cell>
          <table:table-cell table:formula="of:=TRUNC([.D130])" office:value-type="float" office:value="508">
            <text:p>50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formula="of:=1/[.A131]" office:value-type="float" office:value="0.00769230769230769">
            <text:p>0.0076923077</text:p>
          </table:table-cell>
          <table:table-cell table:formula="of:=[.B131]*256" office:value-type="float" office:value="1.96923076923077">
            <text:p>1.9692307692</text:p>
          </table:table-cell>
          <table:table-cell table:formula="of:=[.B131]*256*256" office:value-type="float" office:value="504.123076923077">
            <text:p>504.1230769231</text:p>
          </table:table-cell>
          <table:table-cell table:formula="of:=TRUNC([.D131])" office:value-type="float" office:value="504">
            <text:p>504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formula="of:=1/[.A132]" office:value-type="float" office:value="0.00763358778625954">
            <text:p>0.0076335878</text:p>
          </table:table-cell>
          <table:table-cell table:formula="of:=[.B132]*256" office:value-type="float" office:value="1.95419847328244">
            <text:p>1.9541984733</text:p>
          </table:table-cell>
          <table:table-cell table:formula="of:=[.B132]*256*256" office:value-type="float" office:value="500.274809160305">
            <text:p>500.2748091603</text:p>
          </table:table-cell>
          <table:table-cell table:formula="of:=TRUNC([.D132])" office:value-type="float" office:value="500">
            <text:p>50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formula="of:=1/[.A133]" office:value-type="float" office:value="0.00757575757575758">
            <text:p>0.0075757576</text:p>
          </table:table-cell>
          <table:table-cell table:formula="of:=[.B133]*256" office:value-type="float" office:value="1.93939393939394">
            <text:p>1.9393939394</text:p>
          </table:table-cell>
          <table:table-cell table:formula="of:=[.B133]*256*256" office:value-type="float" office:value="496.484848484849">
            <text:p>496.4848484848</text:p>
          </table:table-cell>
          <table:table-cell table:formula="of:=TRUNC([.D133])" office:value-type="float" office:value="496">
            <text:p>49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formula="of:=1/[.A134]" office:value-type="float" office:value="0.0075187969924812">
            <text:p>0.007518797</text:p>
          </table:table-cell>
          <table:table-cell table:formula="of:=[.B134]*256" office:value-type="float" office:value="1.92481203007519">
            <text:p>1.9248120301</text:p>
          </table:table-cell>
          <table:table-cell table:formula="of:=[.B134]*256*256" office:value-type="float" office:value="492.751879699248">
            <text:p>492.7518796992</text:p>
          </table:table-cell>
          <table:table-cell table:formula="of:=TRUNC([.D134])" office:value-type="float" office:value="492">
            <text:p>49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formula="of:=1/[.A135]" office:value-type="float" office:value="0.00746268656716418">
            <text:p>0.0074626866</text:p>
          </table:table-cell>
          <table:table-cell table:formula="of:=[.B135]*256" office:value-type="float" office:value="1.91044776119403">
            <text:p>1.9104477612</text:p>
          </table:table-cell>
          <table:table-cell table:formula="of:=[.B135]*256*256" office:value-type="float" office:value="489.074626865672">
            <text:p>489.0746268657</text:p>
          </table:table-cell>
          <table:table-cell table:formula="of:=TRUNC([.D135])" office:value-type="float" office:value="489">
            <text:p>489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formula="of:=1/[.A136]" office:value-type="float" office:value="0.00740740740740741">
            <text:p>0.0074074074</text:p>
          </table:table-cell>
          <table:table-cell table:formula="of:=[.B136]*256" office:value-type="float" office:value="1.8962962962963">
            <text:p>1.8962962963</text:p>
          </table:table-cell>
          <table:table-cell table:formula="of:=[.B136]*256*256" office:value-type="float" office:value="485.451851851852">
            <text:p>485.4518518519</text:p>
          </table:table-cell>
          <table:table-cell table:formula="of:=TRUNC([.D136])" office:value-type="float" office:value="485">
            <text:p>485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formula="of:=1/[.A137]" office:value-type="float" office:value="0.00735294117647059">
            <text:p>0.0073529412</text:p>
          </table:table-cell>
          <table:table-cell table:formula="of:=[.B137]*256" office:value-type="float" office:value="1.88235294117647">
            <text:p>1.8823529412</text:p>
          </table:table-cell>
          <table:table-cell table:formula="of:=[.B137]*256*256" office:value-type="float" office:value="481.882352941176">
            <text:p>481.8823529412</text:p>
          </table:table-cell>
          <table:table-cell table:formula="of:=TRUNC([.D137])" office:value-type="float" office:value="481">
            <text:p>481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formula="of:=1/[.A138]" office:value-type="float" office:value="0.0072992700729927">
            <text:p>0.0072992701</text:p>
          </table:table-cell>
          <table:table-cell table:formula="of:=[.B138]*256" office:value-type="float" office:value="1.86861313868613">
            <text:p>1.8686131387</text:p>
          </table:table-cell>
          <table:table-cell table:formula="of:=[.B138]*256*256" office:value-type="float" office:value="478.36496350365">
            <text:p>478.3649635037</text:p>
          </table:table-cell>
          <table:table-cell table:formula="of:=TRUNC([.D138])" office:value-type="float" office:value="478">
            <text:p>478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formula="of:=1/[.A139]" office:value-type="float" office:value="0.0072463768115942">
            <text:p>0.0072463768</text:p>
          </table:table-cell>
          <table:table-cell table:formula="of:=[.B139]*256" office:value-type="float" office:value="1.85507246376812">
            <text:p>1.8550724638</text:p>
          </table:table-cell>
          <table:table-cell table:formula="of:=[.B139]*256*256" office:value-type="float" office:value="474.898550724638">
            <text:p>474.8985507246</text:p>
          </table:table-cell>
          <table:table-cell table:formula="of:=TRUNC([.D139])" office:value-type="float" office:value="474">
            <text:p>47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formula="of:=1/[.A140]" office:value-type="float" office:value="0.00719424460431655">
            <text:p>0.0071942446</text:p>
          </table:table-cell>
          <table:table-cell table:formula="of:=[.B140]*256" office:value-type="float" office:value="1.84172661870504">
            <text:p>1.8417266187</text:p>
          </table:table-cell>
          <table:table-cell table:formula="of:=[.B140]*256*256" office:value-type="float" office:value="471.482014388489">
            <text:p>471.4820143885</text:p>
          </table:table-cell>
          <table:table-cell table:formula="of:=TRUNC([.D140])" office:value-type="float" office:value="471">
            <text:p>47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formula="of:=1/[.A141]" office:value-type="float" office:value="0.00714285714285714">
            <text:p>0.0071428571</text:p>
          </table:table-cell>
          <table:table-cell table:formula="of:=[.B141]*256" office:value-type="float" office:value="1.82857142857143">
            <text:p>1.8285714286</text:p>
          </table:table-cell>
          <table:table-cell table:formula="of:=[.B141]*256*256" office:value-type="float" office:value="468.114285714286">
            <text:p>468.1142857143</text:p>
          </table:table-cell>
          <table:table-cell table:formula="of:=TRUNC([.D141])" office:value-type="float" office:value="468">
            <text:p>468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formula="of:=1/[.A142]" office:value-type="float" office:value="0.00709219858156028">
            <text:p>0.0070921986</text:p>
          </table:table-cell>
          <table:table-cell table:formula="of:=[.B142]*256" office:value-type="float" office:value="1.81560283687943">
            <text:p>1.8156028369</text:p>
          </table:table-cell>
          <table:table-cell table:formula="of:=[.B142]*256*256" office:value-type="float" office:value="464.794326241135">
            <text:p>464.7943262411</text:p>
          </table:table-cell>
          <table:table-cell table:formula="of:=TRUNC([.D142])" office:value-type="float" office:value="464">
            <text:p>46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formula="of:=1/[.A143]" office:value-type="float" office:value="0.00704225352112676">
            <text:p>0.0070422535</text:p>
          </table:table-cell>
          <table:table-cell table:formula="of:=[.B143]*256" office:value-type="float" office:value="1.80281690140845">
            <text:p>1.8028169014</text:p>
          </table:table-cell>
          <table:table-cell table:formula="of:=[.B143]*256*256" office:value-type="float" office:value="461.521126760563">
            <text:p>461.5211267606</text:p>
          </table:table-cell>
          <table:table-cell table:formula="of:=TRUNC([.D143])" office:value-type="float" office:value="461">
            <text:p>46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formula="of:=1/[.A144]" office:value-type="float" office:value="0.00699300699300699">
            <text:p>0.006993007</text:p>
          </table:table-cell>
          <table:table-cell table:formula="of:=[.B144]*256" office:value-type="float" office:value="1.79020979020979">
            <text:p>1.7902097902</text:p>
          </table:table-cell>
          <table:table-cell table:formula="of:=[.B144]*256*256" office:value-type="float" office:value="458.293706293706">
            <text:p>458.2937062937</text:p>
          </table:table-cell>
          <table:table-cell table:formula="of:=TRUNC([.D144])" office:value-type="float" office:value="458">
            <text:p>458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formula="of:=1/[.A145]" office:value-type="float" office:value="0.00694444444444444">
            <text:p>0.0069444444</text:p>
          </table:table-cell>
          <table:table-cell table:formula="of:=[.B145]*256" office:value-type="float" office:value="1.77777777777778">
            <text:p>1.7777777778</text:p>
          </table:table-cell>
          <table:table-cell table:formula="of:=[.B145]*256*256" office:value-type="float" office:value="455.111111111111">
            <text:p>455.1111111111</text:p>
          </table:table-cell>
          <table:table-cell table:formula="of:=TRUNC([.D145])" office:value-type="float" office:value="455">
            <text:p>45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formula="of:=1/[.A146]" office:value-type="float" office:value="0.00689655172413793">
            <text:p>0.0068965517</text:p>
          </table:table-cell>
          <table:table-cell table:formula="of:=[.B146]*256" office:value-type="float" office:value="1.76551724137931">
            <text:p>1.7655172414</text:p>
          </table:table-cell>
          <table:table-cell table:formula="of:=[.B146]*256*256" office:value-type="float" office:value="451.972413793103">
            <text:p>451.9724137931</text:p>
          </table:table-cell>
          <table:table-cell table:formula="of:=TRUNC([.D146])" office:value-type="float" office:value="451">
            <text:p>451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formula="of:=1/[.A147]" office:value-type="float" office:value="0.00684931506849315">
            <text:p>0.0068493151</text:p>
          </table:table-cell>
          <table:table-cell table:formula="of:=[.B147]*256" office:value-type="float" office:value="1.75342465753425">
            <text:p>1.7534246575</text:p>
          </table:table-cell>
          <table:table-cell table:formula="of:=[.B147]*256*256" office:value-type="float" office:value="448.876712328767">
            <text:p>448.8767123288</text:p>
          </table:table-cell>
          <table:table-cell table:formula="of:=TRUNC([.D147])" office:value-type="float" office:value="448">
            <text:p>44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formula="of:=1/[.A148]" office:value-type="float" office:value="0.00680272108843537">
            <text:p>0.0068027211</text:p>
          </table:table-cell>
          <table:table-cell table:formula="of:=[.B148]*256" office:value-type="float" office:value="1.74149659863946">
            <text:p>1.7414965986</text:p>
          </table:table-cell>
          <table:table-cell table:formula="of:=[.B148]*256*256" office:value-type="float" office:value="445.823129251701">
            <text:p>445.8231292517</text:p>
          </table:table-cell>
          <table:table-cell table:formula="of:=TRUNC([.D148])" office:value-type="float" office:value="445">
            <text:p>445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formula="of:=1/[.A149]" office:value-type="float" office:value="0.00675675675675676">
            <text:p>0.0067567568</text:p>
          </table:table-cell>
          <table:table-cell table:formula="of:=[.B149]*256" office:value-type="float" office:value="1.72972972972973">
            <text:p>1.7297297297</text:p>
          </table:table-cell>
          <table:table-cell table:formula="of:=[.B149]*256*256" office:value-type="float" office:value="442.810810810811">
            <text:p>442.8108108108</text:p>
          </table:table-cell>
          <table:table-cell table:formula="of:=TRUNC([.D149])" office:value-type="float" office:value="442">
            <text:p>44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formula="of:=1/[.A150]" office:value-type="float" office:value="0.00671140939597315">
            <text:p>0.0067114094</text:p>
          </table:table-cell>
          <table:table-cell table:formula="of:=[.B150]*256" office:value-type="float" office:value="1.71812080536913">
            <text:p>1.7181208054</text:p>
          </table:table-cell>
          <table:table-cell table:formula="of:=[.B150]*256*256" office:value-type="float" office:value="439.838926174497">
            <text:p>439.8389261745</text:p>
          </table:table-cell>
          <table:table-cell table:formula="of:=TRUNC([.D150])" office:value-type="float" office:value="439">
            <text:p>43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formula="of:=1/[.A151]" office:value-type="float" office:value="0.00666666666666667">
            <text:p>0.0066666667</text:p>
          </table:table-cell>
          <table:table-cell table:formula="of:=[.B151]*256" office:value-type="float" office:value="1.70666666666667">
            <text:p>1.7066666667</text:p>
          </table:table-cell>
          <table:table-cell table:formula="of:=[.B151]*256*256" office:value-type="float" office:value="436.906666666667">
            <text:p>436.9066666667</text:p>
          </table:table-cell>
          <table:table-cell table:formula="of:=TRUNC([.D151])" office:value-type="float" office:value="436">
            <text:p>43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formula="of:=1/[.A152]" office:value-type="float" office:value="0.00662251655629139">
            <text:p>0.0066225166</text:p>
          </table:table-cell>
          <table:table-cell table:formula="of:=[.B152]*256" office:value-type="float" office:value="1.6953642384106">
            <text:p>1.6953642384</text:p>
          </table:table-cell>
          <table:table-cell table:formula="of:=[.B152]*256*256" office:value-type="float" office:value="434.013245033113">
            <text:p>434.0132450331</text:p>
          </table:table-cell>
          <table:table-cell table:formula="of:=TRUNC([.D152])" office:value-type="float" office:value="434">
            <text:p>43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formula="of:=1/[.A153]" office:value-type="float" office:value="0.00657894736842105">
            <text:p>0.0065789474</text:p>
          </table:table-cell>
          <table:table-cell table:formula="of:=[.B153]*256" office:value-type="float" office:value="1.68421052631579">
            <text:p>1.6842105263</text:p>
          </table:table-cell>
          <table:table-cell table:formula="of:=[.B153]*256*256" office:value-type="float" office:value="431.157894736842">
            <text:p>431.1578947368</text:p>
          </table:table-cell>
          <table:table-cell table:formula="of:=TRUNC([.D153])" office:value-type="float" office:value="431">
            <text:p>431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formula="of:=1/[.A154]" office:value-type="float" office:value="0.0065359477124183">
            <text:p>0.0065359477</text:p>
          </table:table-cell>
          <table:table-cell table:formula="of:=[.B154]*256" office:value-type="float" office:value="1.67320261437909">
            <text:p>1.6732026144</text:p>
          </table:table-cell>
          <table:table-cell table:formula="of:=[.B154]*256*256" office:value-type="float" office:value="428.339869281046">
            <text:p>428.339869281</text:p>
          </table:table-cell>
          <table:table-cell table:formula="of:=TRUNC([.D154])" office:value-type="float" office:value="428">
            <text:p>428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formula="of:=1/[.A155]" office:value-type="float" office:value="0.00649350649350649">
            <text:p>0.0064935065</text:p>
          </table:table-cell>
          <table:table-cell table:formula="of:=[.B155]*256" office:value-type="float" office:value="1.66233766233766">
            <text:p>1.6623376623</text:p>
          </table:table-cell>
          <table:table-cell table:formula="of:=[.B155]*256*256" office:value-type="float" office:value="425.558441558442">
            <text:p>425.5584415584</text:p>
          </table:table-cell>
          <table:table-cell table:formula="of:=TRUNC([.D155])" office:value-type="float" office:value="425">
            <text:p>425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formula="of:=1/[.A156]" office:value-type="float" office:value="0.00645161290322581">
            <text:p>0.0064516129</text:p>
          </table:table-cell>
          <table:table-cell table:formula="of:=[.B156]*256" office:value-type="float" office:value="1.65161290322581">
            <text:p>1.6516129032</text:p>
          </table:table-cell>
          <table:table-cell table:formula="of:=[.B156]*256*256" office:value-type="float" office:value="422.812903225807">
            <text:p>422.8129032258</text:p>
          </table:table-cell>
          <table:table-cell table:formula="of:=TRUNC([.D156])" office:value-type="float" office:value="422">
            <text:p>422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formula="of:=1/[.A157]" office:value-type="float" office:value="0.00641025641025641">
            <text:p>0.0064102564</text:p>
          </table:table-cell>
          <table:table-cell table:formula="of:=[.B157]*256" office:value-type="float" office:value="1.64102564102564">
            <text:p>1.641025641</text:p>
          </table:table-cell>
          <table:table-cell table:formula="of:=[.B157]*256*256" office:value-type="float" office:value="420.102564102564">
            <text:p>420.1025641026</text:p>
          </table:table-cell>
          <table:table-cell table:formula="of:=TRUNC([.D157])" office:value-type="float" office:value="420">
            <text:p>42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formula="of:=1/[.A158]" office:value-type="float" office:value="0.00636942675159236">
            <text:p>0.0063694268</text:p>
          </table:table-cell>
          <table:table-cell table:formula="of:=[.B158]*256" office:value-type="float" office:value="1.63057324840764">
            <text:p>1.6305732484</text:p>
          </table:table-cell>
          <table:table-cell table:formula="of:=[.B158]*256*256" office:value-type="float" office:value="417.426751592357">
            <text:p>417.4267515924</text:p>
          </table:table-cell>
          <table:table-cell table:formula="of:=TRUNC([.D158])" office:value-type="float" office:value="417">
            <text:p>417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formula="of:=1/[.A159]" office:value-type="float" office:value="0.00632911392405063">
            <text:p>0.0063291139</text:p>
          </table:table-cell>
          <table:table-cell table:formula="of:=[.B159]*256" office:value-type="float" office:value="1.62025316455696">
            <text:p>1.6202531646</text:p>
          </table:table-cell>
          <table:table-cell table:formula="of:=[.B159]*256*256" office:value-type="float" office:value="414.784810126582">
            <text:p>414.7848101266</text:p>
          </table:table-cell>
          <table:table-cell table:formula="of:=TRUNC([.D159])" office:value-type="float" office:value="414">
            <text:p>414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formula="of:=1/[.A160]" office:value-type="float" office:value="0.00628930817610063">
            <text:p>0.0062893082</text:p>
          </table:table-cell>
          <table:table-cell table:formula="of:=[.B160]*256" office:value-type="float" office:value="1.61006289308176">
            <text:p>1.6100628931</text:p>
          </table:table-cell>
          <table:table-cell table:formula="of:=[.B160]*256*256" office:value-type="float" office:value="412.176100628931">
            <text:p>412.1761006289</text:p>
          </table:table-cell>
          <table:table-cell table:formula="of:=TRUNC([.D160])" office:value-type="float" office:value="412">
            <text:p>41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formula="of:=1/[.A161]" office:value-type="float" office:value="0.00625">
            <text:p>0.00625</text:p>
          </table:table-cell>
          <table:table-cell table:formula="of:=[.B161]*256" office:value-type="float" office:value="1.6">
            <text:p>1.6</text:p>
          </table:table-cell>
          <table:table-cell table:formula="of:=[.B161]*256*256" office:value-type="float" office:value="409.6">
            <text:p>409.6</text:p>
          </table:table-cell>
          <table:table-cell table:formula="of:=TRUNC([.D161])" office:value-type="float" office:value="409">
            <text:p>409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formula="of:=1/[.A162]" office:value-type="float" office:value="0.0062111801242236">
            <text:p>0.0062111801</text:p>
          </table:table-cell>
          <table:table-cell table:formula="of:=[.B162]*256" office:value-type="float" office:value="1.59006211180124">
            <text:p>1.5900621118</text:p>
          </table:table-cell>
          <table:table-cell table:formula="of:=[.B162]*256*256" office:value-type="float" office:value="407.055900621118">
            <text:p>407.0559006211</text:p>
          </table:table-cell>
          <table:table-cell table:formula="of:=TRUNC([.D162])" office:value-type="float" office:value="407">
            <text:p>407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formula="of:=1/[.A163]" office:value-type="float" office:value="0.00617283950617284">
            <text:p>0.0061728395</text:p>
          </table:table-cell>
          <table:table-cell table:formula="of:=[.B163]*256" office:value-type="float" office:value="1.58024691358025">
            <text:p>1.5802469136</text:p>
          </table:table-cell>
          <table:table-cell table:formula="of:=[.B163]*256*256" office:value-type="float" office:value="404.543209876543">
            <text:p>404.5432098765</text:p>
          </table:table-cell>
          <table:table-cell table:formula="of:=TRUNC([.D163])" office:value-type="float" office:value="404">
            <text:p>404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formula="of:=1/[.A164]" office:value-type="float" office:value="0.00613496932515337">
            <text:p>0.0061349693</text:p>
          </table:table-cell>
          <table:table-cell table:formula="of:=[.B164]*256" office:value-type="float" office:value="1.57055214723926">
            <text:p>1.5705521472</text:p>
          </table:table-cell>
          <table:table-cell table:formula="of:=[.B164]*256*256" office:value-type="float" office:value="402.061349693252">
            <text:p>402.0613496933</text:p>
          </table:table-cell>
          <table:table-cell table:formula="of:=TRUNC([.D164])" office:value-type="float" office:value="402">
            <text:p>402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formula="of:=1/[.A165]" office:value-type="float" office:value="0.00609756097560976">
            <text:p>0.006097561</text:p>
          </table:table-cell>
          <table:table-cell table:formula="of:=[.B165]*256" office:value-type="float" office:value="1.5609756097561">
            <text:p>1.5609756098</text:p>
          </table:table-cell>
          <table:table-cell table:formula="of:=[.B165]*256*256" office:value-type="float" office:value="399.609756097561">
            <text:p>399.6097560976</text:p>
          </table:table-cell>
          <table:table-cell table:formula="of:=TRUNC([.D165])" office:value-type="float" office:value="399">
            <text:p>399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formula="of:=1/[.A166]" office:value-type="float" office:value="0.00606060606060606">
            <text:p>0.0060606061</text:p>
          </table:table-cell>
          <table:table-cell table:formula="of:=[.B166]*256" office:value-type="float" office:value="1.55151515151515">
            <text:p>1.5515151515</text:p>
          </table:table-cell>
          <table:table-cell table:formula="of:=[.B166]*256*256" office:value-type="float" office:value="397.187878787879">
            <text:p>397.1878787879</text:p>
          </table:table-cell>
          <table:table-cell table:formula="of:=TRUNC([.D166])" office:value-type="float" office:value="397">
            <text:p>397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formula="of:=1/[.A167]" office:value-type="float" office:value="0.00602409638554217">
            <text:p>0.0060240964</text:p>
          </table:table-cell>
          <table:table-cell table:formula="of:=[.B167]*256" office:value-type="float" office:value="1.5421686746988">
            <text:p>1.5421686747</text:p>
          </table:table-cell>
          <table:table-cell table:formula="of:=[.B167]*256*256" office:value-type="float" office:value="394.795180722892">
            <text:p>394.7951807229</text:p>
          </table:table-cell>
          <table:table-cell table:formula="of:=TRUNC([.D167])" office:value-type="float" office:value="394">
            <text:p>394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formula="of:=1/[.A168]" office:value-type="float" office:value="0.00598802395209581">
            <text:p>0.005988024</text:p>
          </table:table-cell>
          <table:table-cell table:formula="of:=[.B168]*256" office:value-type="float" office:value="1.53293413173653">
            <text:p>1.5329341317</text:p>
          </table:table-cell>
          <table:table-cell table:formula="of:=[.B168]*256*256" office:value-type="float" office:value="392.431137724551">
            <text:p>392.4311377246</text:p>
          </table:table-cell>
          <table:table-cell table:formula="of:=TRUNC([.D168])" office:value-type="float" office:value="392">
            <text:p>39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formula="of:=1/[.A169]" office:value-type="float" office:value="0.00595238095238095">
            <text:p>0.005952381</text:p>
          </table:table-cell>
          <table:table-cell table:formula="of:=[.B169]*256" office:value-type="float" office:value="1.52380952380952">
            <text:p>1.5238095238</text:p>
          </table:table-cell>
          <table:table-cell table:formula="of:=[.B169]*256*256" office:value-type="float" office:value="390.095238095238">
            <text:p>390.0952380952</text:p>
          </table:table-cell>
          <table:table-cell table:formula="of:=TRUNC([.D169])" office:value-type="float" office:value="390">
            <text:p>39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formula="of:=1/[.A170]" office:value-type="float" office:value="0.00591715976331361">
            <text:p>0.0059171598</text:p>
          </table:table-cell>
          <table:table-cell table:formula="of:=[.B170]*256" office:value-type="float" office:value="1.51479289940828">
            <text:p>1.5147928994</text:p>
          </table:table-cell>
          <table:table-cell table:formula="of:=[.B170]*256*256" office:value-type="float" office:value="387.786982248521">
            <text:p>387.7869822485</text:p>
          </table:table-cell>
          <table:table-cell table:formula="of:=TRUNC([.D170])" office:value-type="float" office:value="387">
            <text:p>38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formula="of:=1/[.A171]" office:value-type="float" office:value="0.00588235294117647">
            <text:p>0.0058823529</text:p>
          </table:table-cell>
          <table:table-cell table:formula="of:=[.B171]*256" office:value-type="float" office:value="1.50588235294118">
            <text:p>1.5058823529</text:p>
          </table:table-cell>
          <table:table-cell table:formula="of:=[.B171]*256*256" office:value-type="float" office:value="385.505882352941">
            <text:p>385.5058823529</text:p>
          </table:table-cell>
          <table:table-cell table:formula="of:=TRUNC([.D171])" office:value-type="float" office:value="385">
            <text:p>385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formula="of:=1/[.A172]" office:value-type="float" office:value="0.00584795321637427">
            <text:p>0.0058479532</text:p>
          </table:table-cell>
          <table:table-cell table:formula="of:=[.B172]*256" office:value-type="float" office:value="1.49707602339181">
            <text:p>1.4970760234</text:p>
          </table:table-cell>
          <table:table-cell table:formula="of:=[.B172]*256*256" office:value-type="float" office:value="383.251461988304">
            <text:p>383.2514619883</text:p>
          </table:table-cell>
          <table:table-cell table:formula="of:=TRUNC([.D172])" office:value-type="float" office:value="383">
            <text:p>383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formula="of:=1/[.A173]" office:value-type="float" office:value="0.00581395348837209">
            <text:p>0.0058139535</text:p>
          </table:table-cell>
          <table:table-cell table:formula="of:=[.B173]*256" office:value-type="float" office:value="1.48837209302326">
            <text:p>1.488372093</text:p>
          </table:table-cell>
          <table:table-cell table:formula="of:=[.B173]*256*256" office:value-type="float" office:value="381.023255813953">
            <text:p>381.023255814</text:p>
          </table:table-cell>
          <table:table-cell table:formula="of:=TRUNC([.D173])" office:value-type="float" office:value="381">
            <text:p>381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formula="of:=1/[.A174]" office:value-type="float" office:value="0.00578034682080925">
            <text:p>0.0057803468</text:p>
          </table:table-cell>
          <table:table-cell table:formula="of:=[.B174]*256" office:value-type="float" office:value="1.47976878612717">
            <text:p>1.4797687861</text:p>
          </table:table-cell>
          <table:table-cell table:formula="of:=[.B174]*256*256" office:value-type="float" office:value="378.820809248555">
            <text:p>378.8208092486</text:p>
          </table:table-cell>
          <table:table-cell table:formula="of:=TRUNC([.D174])" office:value-type="float" office:value="378">
            <text:p>378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formula="of:=1/[.A175]" office:value-type="float" office:value="0.00574712643678161">
            <text:p>0.0057471264</text:p>
          </table:table-cell>
          <table:table-cell table:formula="of:=[.B175]*256" office:value-type="float" office:value="1.47126436781609">
            <text:p>1.4712643678</text:p>
          </table:table-cell>
          <table:table-cell table:formula="of:=[.B175]*256*256" office:value-type="float" office:value="376.64367816092">
            <text:p>376.6436781609</text:p>
          </table:table-cell>
          <table:table-cell table:formula="of:=TRUNC([.D175])" office:value-type="float" office:value="376">
            <text:p>376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formula="of:=1/[.A176]" office:value-type="float" office:value="0.00571428571428571">
            <text:p>0.0057142857</text:p>
          </table:table-cell>
          <table:table-cell table:formula="of:=[.B176]*256" office:value-type="float" office:value="1.46285714285714">
            <text:p>1.4628571429</text:p>
          </table:table-cell>
          <table:table-cell table:formula="of:=[.B176]*256*256" office:value-type="float" office:value="374.491428571429">
            <text:p>374.4914285714</text:p>
          </table:table-cell>
          <table:table-cell table:formula="of:=TRUNC([.D176])" office:value-type="float" office:value="374">
            <text:p>374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formula="of:=1/[.A177]" office:value-type="float" office:value="0.00568181818181818">
            <text:p>0.0056818182</text:p>
          </table:table-cell>
          <table:table-cell table:formula="of:=[.B177]*256" office:value-type="float" office:value="1.45454545454545">
            <text:p>1.4545454545</text:p>
          </table:table-cell>
          <table:table-cell table:formula="of:=[.B177]*256*256" office:value-type="float" office:value="372.363636363636">
            <text:p>372.3636363636</text:p>
          </table:table-cell>
          <table:table-cell table:formula="of:=TRUNC([.D177])" office:value-type="float" office:value="372">
            <text:p>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formula="of:=1/[.A178]" office:value-type="float" office:value="0.00564971751412429">
            <text:p>0.0056497175</text:p>
          </table:table-cell>
          <table:table-cell table:formula="of:=[.B178]*256" office:value-type="float" office:value="1.44632768361582">
            <text:p>1.4463276836</text:p>
          </table:table-cell>
          <table:table-cell table:formula="of:=[.B178]*256*256" office:value-type="float" office:value="370.25988700565">
            <text:p>370.2598870057</text:p>
          </table:table-cell>
          <table:table-cell table:formula="of:=TRUNC([.D178])" office:value-type="float" office:value="370">
            <text:p>37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formula="of:=1/[.A179]" office:value-type="float" office:value="0.00561797752808989">
            <text:p>0.0056179775</text:p>
          </table:table-cell>
          <table:table-cell table:formula="of:=[.B179]*256" office:value-type="float" office:value="1.43820224719101">
            <text:p>1.4382022472</text:p>
          </table:table-cell>
          <table:table-cell table:formula="of:=[.B179]*256*256" office:value-type="float" office:value="368.179775280899">
            <text:p>368.1797752809</text:p>
          </table:table-cell>
          <table:table-cell table:formula="of:=TRUNC([.D179])" office:value-type="float" office:value="368">
            <text:p>368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formula="of:=1/[.A180]" office:value-type="float" office:value="0.00558659217877095">
            <text:p>0.0055865922</text:p>
          </table:table-cell>
          <table:table-cell table:formula="of:=[.B180]*256" office:value-type="float" office:value="1.43016759776536">
            <text:p>1.4301675978</text:p>
          </table:table-cell>
          <table:table-cell table:formula="of:=[.B180]*256*256" office:value-type="float" office:value="366.122905027933">
            <text:p>366.1229050279</text:p>
          </table:table-cell>
          <table:table-cell table:formula="of:=TRUNC([.D180])" office:value-type="float" office:value="366">
            <text:p>366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formula="of:=1/[.A181]" office:value-type="float" office:value="0.00555555555555556">
            <text:p>0.0055555556</text:p>
          </table:table-cell>
          <table:table-cell table:formula="of:=[.B181]*256" office:value-type="float" office:value="1.42222222222222">
            <text:p>1.4222222222</text:p>
          </table:table-cell>
          <table:table-cell table:formula="of:=[.B181]*256*256" office:value-type="float" office:value="364.088888888889">
            <text:p>364.0888888889</text:p>
          </table:table-cell>
          <table:table-cell table:formula="of:=TRUNC([.D181])" office:value-type="float" office:value="364">
            <text:p>364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formula="of:=1/[.A182]" office:value-type="float" office:value="0.00552486187845304">
            <text:p>0.0055248619</text:p>
          </table:table-cell>
          <table:table-cell table:formula="of:=[.B182]*256" office:value-type="float" office:value="1.41436464088398">
            <text:p>1.4143646409</text:p>
          </table:table-cell>
          <table:table-cell table:formula="of:=[.B182]*256*256" office:value-type="float" office:value="362.077348066298">
            <text:p>362.0773480663</text:p>
          </table:table-cell>
          <table:table-cell table:formula="of:=TRUNC([.D182])" office:value-type="float" office:value="362">
            <text:p>362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formula="of:=1/[.A183]" office:value-type="float" office:value="0.00549450549450549">
            <text:p>0.0054945055</text:p>
          </table:table-cell>
          <table:table-cell table:formula="of:=[.B183]*256" office:value-type="float" office:value="1.40659340659341">
            <text:p>1.4065934066</text:p>
          </table:table-cell>
          <table:table-cell table:formula="of:=[.B183]*256*256" office:value-type="float" office:value="360.087912087912">
            <text:p>360.0879120879</text:p>
          </table:table-cell>
          <table:table-cell table:formula="of:=TRUNC([.D183])" office:value-type="float" office:value="360">
            <text:p>36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formula="of:=1/[.A184]" office:value-type="float" office:value="0.00546448087431694">
            <text:p>0.0054644809</text:p>
          </table:table-cell>
          <table:table-cell table:formula="of:=[.B184]*256" office:value-type="float" office:value="1.39890710382514">
            <text:p>1.3989071038</text:p>
          </table:table-cell>
          <table:table-cell table:formula="of:=[.B184]*256*256" office:value-type="float" office:value="358.120218579235">
            <text:p>358.1202185792</text:p>
          </table:table-cell>
          <table:table-cell table:formula="of:=TRUNC([.D184])" office:value-type="float" office:value="358">
            <text:p>358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formula="of:=1/[.A185]" office:value-type="float" office:value="0.00543478260869565">
            <text:p>0.0054347826</text:p>
          </table:table-cell>
          <table:table-cell table:formula="of:=[.B185]*256" office:value-type="float" office:value="1.39130434782609">
            <text:p>1.3913043478</text:p>
          </table:table-cell>
          <table:table-cell table:formula="of:=[.B185]*256*256" office:value-type="float" office:value="356.173913043478">
            <text:p>356.1739130435</text:p>
          </table:table-cell>
          <table:table-cell table:formula="of:=TRUNC([.D185])" office:value-type="float" office:value="356">
            <text:p>356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formula="of:=1/[.A186]" office:value-type="float" office:value="0.00540540540540541">
            <text:p>0.0054054054</text:p>
          </table:table-cell>
          <table:table-cell table:formula="of:=[.B186]*256" office:value-type="float" office:value="1.38378378378378">
            <text:p>1.3837837838</text:p>
          </table:table-cell>
          <table:table-cell table:formula="of:=[.B186]*256*256" office:value-type="float" office:value="354.248648648649">
            <text:p>354.2486486486</text:p>
          </table:table-cell>
          <table:table-cell table:formula="of:=TRUNC([.D186])" office:value-type="float" office:value="354">
            <text:p>354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formula="of:=1/[.A187]" office:value-type="float" office:value="0.00537634408602151">
            <text:p>0.0053763441</text:p>
          </table:table-cell>
          <table:table-cell table:formula="of:=[.B187]*256" office:value-type="float" office:value="1.37634408602151">
            <text:p>1.376344086</text:p>
          </table:table-cell>
          <table:table-cell table:formula="of:=[.B187]*256*256" office:value-type="float" office:value="352.344086021505">
            <text:p>352.3440860215</text:p>
          </table:table-cell>
          <table:table-cell table:formula="of:=TRUNC([.D187])" office:value-type="float" office:value="352">
            <text:p>35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formula="of:=1/[.A188]" office:value-type="float" office:value="0.0053475935828877">
            <text:p>0.0053475936</text:p>
          </table:table-cell>
          <table:table-cell table:formula="of:=[.B188]*256" office:value-type="float" office:value="1.36898395721925">
            <text:p>1.3689839572</text:p>
          </table:table-cell>
          <table:table-cell table:formula="of:=[.B188]*256*256" office:value-type="float" office:value="350.459893048128">
            <text:p>350.4598930481</text:p>
          </table:table-cell>
          <table:table-cell table:formula="of:=TRUNC([.D188])" office:value-type="float" office:value="350">
            <text:p>35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formula="of:=1/[.A189]" office:value-type="float" office:value="0.00531914893617021">
            <text:p>0.0053191489</text:p>
          </table:table-cell>
          <table:table-cell table:formula="of:=[.B189]*256" office:value-type="float" office:value="1.36170212765957">
            <text:p>1.3617021277</text:p>
          </table:table-cell>
          <table:table-cell table:formula="of:=[.B189]*256*256" office:value-type="float" office:value="348.595744680851">
            <text:p>348.5957446809</text:p>
          </table:table-cell>
          <table:table-cell table:formula="of:=TRUNC([.D189])" office:value-type="float" office:value="348">
            <text:p>348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formula="of:=1/[.A190]" office:value-type="float" office:value="0.00529100529100529">
            <text:p>0.0052910053</text:p>
          </table:table-cell>
          <table:table-cell table:formula="of:=[.B190]*256" office:value-type="float" office:value="1.35449735449735">
            <text:p>1.3544973545</text:p>
          </table:table-cell>
          <table:table-cell table:formula="of:=[.B190]*256*256" office:value-type="float" office:value="346.751322751323">
            <text:p>346.7513227513</text:p>
          </table:table-cell>
          <table:table-cell table:formula="of:=TRUNC([.D190])" office:value-type="float" office:value="346">
            <text:p>34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formula="of:=1/[.A191]" office:value-type="float" office:value="0.00526315789473684">
            <text:p>0.0052631579</text:p>
          </table:table-cell>
          <table:table-cell table:formula="of:=[.B191]*256" office:value-type="float" office:value="1.34736842105263">
            <text:p>1.3473684211</text:p>
          </table:table-cell>
          <table:table-cell table:formula="of:=[.B191]*256*256" office:value-type="float" office:value="344.926315789474">
            <text:p>344.9263157895</text:p>
          </table:table-cell>
          <table:table-cell table:formula="of:=TRUNC([.D191])" office:value-type="float" office:value="344">
            <text:p>344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formula="of:=1/[.A192]" office:value-type="float" office:value="0.00523560209424084">
            <text:p>0.0052356021</text:p>
          </table:table-cell>
          <table:table-cell table:formula="of:=[.B192]*256" office:value-type="float" office:value="1.34031413612565">
            <text:p>1.3403141361</text:p>
          </table:table-cell>
          <table:table-cell table:formula="of:=[.B192]*256*256" office:value-type="float" office:value="343.120418848168">
            <text:p>343.1204188482</text:p>
          </table:table-cell>
          <table:table-cell table:formula="of:=TRUNC([.D192])" office:value-type="float" office:value="343">
            <text:p>34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formula="of:=1/[.A193]" office:value-type="float" office:value="0.00520833333333333">
            <text:p>0.0052083333</text:p>
          </table:table-cell>
          <table:table-cell table:formula="of:=[.B193]*256" office:value-type="float" office:value="1.33333333333333">
            <text:p>1.3333333333</text:p>
          </table:table-cell>
          <table:table-cell table:formula="of:=[.B193]*256*256" office:value-type="float" office:value="341.333333333333">
            <text:p>341.3333333333</text:p>
          </table:table-cell>
          <table:table-cell table:formula="of:=TRUNC([.D193])" office:value-type="float" office:value="341">
            <text:p>341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formula="of:=1/[.A194]" office:value-type="float" office:value="0.00518134715025907">
            <text:p>0.0051813472</text:p>
          </table:table-cell>
          <table:table-cell table:formula="of:=[.B194]*256" office:value-type="float" office:value="1.32642487046632">
            <text:p>1.3264248705</text:p>
          </table:table-cell>
          <table:table-cell table:formula="of:=[.B194]*256*256" office:value-type="float" office:value="339.564766839378">
            <text:p>339.5647668394</text:p>
          </table:table-cell>
          <table:table-cell table:formula="of:=TRUNC([.D194])" office:value-type="float" office:value="339">
            <text:p>339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formula="of:=1/[.A195]" office:value-type="float" office:value="0.00515463917525773">
            <text:p>0.0051546392</text:p>
          </table:table-cell>
          <table:table-cell table:formula="of:=[.B195]*256" office:value-type="float" office:value="1.31958762886598">
            <text:p>1.3195876289</text:p>
          </table:table-cell>
          <table:table-cell table:formula="of:=[.B195]*256*256" office:value-type="float" office:value="337.814432989691">
            <text:p>337.8144329897</text:p>
          </table:table-cell>
          <table:table-cell table:formula="of:=TRUNC([.D195])" office:value-type="float" office:value="337">
            <text:p>33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formula="of:=1/[.A196]" office:value-type="float" office:value="0.00512820512820513">
            <text:p>0.0051282051</text:p>
          </table:table-cell>
          <table:table-cell table:formula="of:=[.B196]*256" office:value-type="float" office:value="1.31282051282051">
            <text:p>1.3128205128</text:p>
          </table:table-cell>
          <table:table-cell table:formula="of:=[.B196]*256*256" office:value-type="float" office:value="336.082051282051">
            <text:p>336.0820512821</text:p>
          </table:table-cell>
          <table:table-cell table:formula="of:=TRUNC([.D196])" office:value-type="float" office:value="336">
            <text:p>336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formula="of:=1/[.A197]" office:value-type="float" office:value="0.00510204081632653">
            <text:p>0.0051020408</text:p>
          </table:table-cell>
          <table:table-cell table:formula="of:=[.B197]*256" office:value-type="float" office:value="1.30612244897959">
            <text:p>1.306122449</text:p>
          </table:table-cell>
          <table:table-cell table:formula="of:=[.B197]*256*256" office:value-type="float" office:value="334.367346938775">
            <text:p>334.3673469388</text:p>
          </table:table-cell>
          <table:table-cell table:formula="of:=TRUNC([.D197])" office:value-type="float" office:value="334">
            <text:p>334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formula="of:=1/[.A198]" office:value-type="float" office:value="0.00507614213197969">
            <text:p>0.0050761421</text:p>
          </table:table-cell>
          <table:table-cell table:formula="of:=[.B198]*256" office:value-type="float" office:value="1.2994923857868">
            <text:p>1.2994923858</text:p>
          </table:table-cell>
          <table:table-cell table:formula="of:=[.B198]*256*256" office:value-type="float" office:value="332.670050761421">
            <text:p>332.6700507614</text:p>
          </table:table-cell>
          <table:table-cell table:formula="of:=TRUNC([.D198])" office:value-type="float" office:value="332">
            <text:p>332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formula="of:=1/[.A199]" office:value-type="float" office:value="0.00505050505050505">
            <text:p>0.0050505051</text:p>
          </table:table-cell>
          <table:table-cell table:formula="of:=[.B199]*256" office:value-type="float" office:value="1.29292929292929">
            <text:p>1.2929292929</text:p>
          </table:table-cell>
          <table:table-cell table:formula="of:=[.B199]*256*256" office:value-type="float" office:value="330.989898989899">
            <text:p>330.9898989899</text:p>
          </table:table-cell>
          <table:table-cell table:formula="of:=TRUNC([.D199])" office:value-type="float" office:value="330">
            <text:p>33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formula="of:=1/[.A200]" office:value-type="float" office:value="0.0050251256281407">
            <text:p>0.0050251256</text:p>
          </table:table-cell>
          <table:table-cell table:formula="of:=[.B200]*256" office:value-type="float" office:value="1.28643216080402">
            <text:p>1.2864321608</text:p>
          </table:table-cell>
          <table:table-cell table:formula="of:=[.B200]*256*256" office:value-type="float" office:value="329.326633165829">
            <text:p>329.3266331658</text:p>
          </table:table-cell>
          <table:table-cell table:formula="of:=TRUNC([.D200])" office:value-type="float" office:value="329">
            <text:p>32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formula="of:=1/[.A201]" office:value-type="float" office:value="0.005">
            <text:p>0.005</text:p>
          </table:table-cell>
          <table:table-cell table:formula="of:=[.B201]*256" office:value-type="float" office:value="1.28">
            <text:p>1.28</text:p>
          </table:table-cell>
          <table:table-cell table:formula="of:=[.B201]*256*256" office:value-type="float" office:value="327.68">
            <text:p>327.68</text:p>
          </table:table-cell>
          <table:table-cell table:formula="of:=TRUNC([.D201])" office:value-type="float" office:value="327">
            <text:p>327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formula="of:=1/[.A202]" office:value-type="float" office:value="0.00497512437810945">
            <text:p>0.0049751244</text:p>
          </table:table-cell>
          <table:table-cell table:formula="of:=[.B202]*256" office:value-type="float" office:value="1.27363184079602">
            <text:p>1.2736318408</text:p>
          </table:table-cell>
          <table:table-cell table:formula="of:=[.B202]*256*256" office:value-type="float" office:value="326.049751243781">
            <text:p>326.0497512438</text:p>
          </table:table-cell>
          <table:table-cell table:formula="of:=TRUNC([.D202])" office:value-type="float" office:value="326">
            <text:p>326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formula="of:=1/[.A203]" office:value-type="float" office:value="0.00495049504950495">
            <text:p>0.004950495</text:p>
          </table:table-cell>
          <table:table-cell table:formula="of:=[.B203]*256" office:value-type="float" office:value="1.26732673267327">
            <text:p>1.2673267327</text:p>
          </table:table-cell>
          <table:table-cell table:formula="of:=[.B203]*256*256" office:value-type="float" office:value="324.435643564356">
            <text:p>324.4356435644</text:p>
          </table:table-cell>
          <table:table-cell table:formula="of:=TRUNC([.D203])" office:value-type="float" office:value="324">
            <text:p>324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formula="of:=1/[.A204]" office:value-type="float" office:value="0.00492610837438424">
            <text:p>0.0049261084</text:p>
          </table:table-cell>
          <table:table-cell table:formula="of:=[.B204]*256" office:value-type="float" office:value="1.26108374384236">
            <text:p>1.2610837438</text:p>
          </table:table-cell>
          <table:table-cell table:formula="of:=[.B204]*256*256" office:value-type="float" office:value="322.837438423645">
            <text:p>322.8374384236</text:p>
          </table:table-cell>
          <table:table-cell table:formula="of:=TRUNC([.D204])" office:value-type="float" office:value="322">
            <text:p>322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formula="of:=1/[.A205]" office:value-type="float" office:value="0.00490196078431373">
            <text:p>0.0049019608</text:p>
          </table:table-cell>
          <table:table-cell table:formula="of:=[.B205]*256" office:value-type="float" office:value="1.25490196078431">
            <text:p>1.2549019608</text:p>
          </table:table-cell>
          <table:table-cell table:formula="of:=[.B205]*256*256" office:value-type="float" office:value="321.254901960784">
            <text:p>321.2549019608</text:p>
          </table:table-cell>
          <table:table-cell table:formula="of:=TRUNC([.D205])" office:value-type="float" office:value="321">
            <text:p>321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formula="of:=1/[.A206]" office:value-type="float" office:value="0.00487804878048781">
            <text:p>0.0048780488</text:p>
          </table:table-cell>
          <table:table-cell table:formula="of:=[.B206]*256" office:value-type="float" office:value="1.24878048780488">
            <text:p>1.2487804878</text:p>
          </table:table-cell>
          <table:table-cell table:formula="of:=[.B206]*256*256" office:value-type="float" office:value="319.687804878049">
            <text:p>319.687804878</text:p>
          </table:table-cell>
          <table:table-cell table:formula="of:=TRUNC([.D206])" office:value-type="float" office:value="319">
            <text:p>319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formula="of:=1/[.A207]" office:value-type="float" office:value="0.00485436893203883">
            <text:p>0.0048543689</text:p>
          </table:table-cell>
          <table:table-cell table:formula="of:=[.B207]*256" office:value-type="float" office:value="1.24271844660194">
            <text:p>1.2427184466</text:p>
          </table:table-cell>
          <table:table-cell table:formula="of:=[.B207]*256*256" office:value-type="float" office:value="318.135922330097">
            <text:p>318.1359223301</text:p>
          </table:table-cell>
          <table:table-cell table:formula="of:=TRUNC([.D207])" office:value-type="float" office:value="318">
            <text:p>318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formula="of:=1/[.A208]" office:value-type="float" office:value="0.00483091787439613">
            <text:p>0.0048309179</text:p>
          </table:table-cell>
          <table:table-cell table:formula="of:=[.B208]*256" office:value-type="float" office:value="1.23671497584541">
            <text:p>1.2367149758</text:p>
          </table:table-cell>
          <table:table-cell table:formula="of:=[.B208]*256*256" office:value-type="float" office:value="316.599033816425">
            <text:p>316.5990338164</text:p>
          </table:table-cell>
          <table:table-cell table:formula="of:=TRUNC([.D208])" office:value-type="float" office:value="316">
            <text:p>316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formula="of:=1/[.A209]" office:value-type="float" office:value="0.00480769230769231">
            <text:p>0.0048076923</text:p>
          </table:table-cell>
          <table:table-cell table:formula="of:=[.B209]*256" office:value-type="float" office:value="1.23076923076923">
            <text:p>1.2307692308</text:p>
          </table:table-cell>
          <table:table-cell table:formula="of:=[.B209]*256*256" office:value-type="float" office:value="315.076923076923">
            <text:p>315.0769230769</text:p>
          </table:table-cell>
          <table:table-cell table:formula="of:=TRUNC([.D209])" office:value-type="float" office:value="315">
            <text:p>315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formula="of:=1/[.A210]" office:value-type="float" office:value="0.00478468899521531">
            <text:p>0.004784689</text:p>
          </table:table-cell>
          <table:table-cell table:formula="of:=[.B210]*256" office:value-type="float" office:value="1.22488038277512">
            <text:p>1.2248803828</text:p>
          </table:table-cell>
          <table:table-cell table:formula="of:=[.B210]*256*256" office:value-type="float" office:value="313.569377990431">
            <text:p>313.5693779904</text:p>
          </table:table-cell>
          <table:table-cell table:formula="of:=TRUNC([.D210])" office:value-type="float" office:value="313">
            <text:p>31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formula="of:=1/[.A211]" office:value-type="float" office:value="0.00476190476190476">
            <text:p>0.0047619048</text:p>
          </table:table-cell>
          <table:table-cell table:formula="of:=[.B211]*256" office:value-type="float" office:value="1.21904761904762">
            <text:p>1.219047619</text:p>
          </table:table-cell>
          <table:table-cell table:formula="of:=[.B211]*256*256" office:value-type="float" office:value="312.07619047619">
            <text:p>312.0761904762</text:p>
          </table:table-cell>
          <table:table-cell table:formula="of:=TRUNC([.D211])" office:value-type="float" office:value="312">
            <text:p>312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formula="of:=1/[.A212]" office:value-type="float" office:value="0.004739336492891">
            <text:p>0.0047393365</text:p>
          </table:table-cell>
          <table:table-cell table:formula="of:=[.B212]*256" office:value-type="float" office:value="1.21327014218009">
            <text:p>1.2132701422</text:p>
          </table:table-cell>
          <table:table-cell table:formula="of:=[.B212]*256*256" office:value-type="float" office:value="310.597156398104">
            <text:p>310.5971563981</text:p>
          </table:table-cell>
          <table:table-cell table:formula="of:=TRUNC([.D212])" office:value-type="float" office:value="310">
            <text:p>31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formula="of:=1/[.A213]" office:value-type="float" office:value="0.00471698113207547">
            <text:p>0.0047169811</text:p>
          </table:table-cell>
          <table:table-cell table:formula="of:=[.B213]*256" office:value-type="float" office:value="1.20754716981132">
            <text:p>1.2075471698</text:p>
          </table:table-cell>
          <table:table-cell table:formula="of:=[.B213]*256*256" office:value-type="float" office:value="309.132075471698">
            <text:p>309.1320754717</text:p>
          </table:table-cell>
          <table:table-cell table:formula="of:=TRUNC([.D213])" office:value-type="float" office:value="309">
            <text:p>309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formula="of:=1/[.A214]" office:value-type="float" office:value="0.00469483568075117">
            <text:p>0.0046948357</text:p>
          </table:table-cell>
          <table:table-cell table:formula="of:=[.B214]*256" office:value-type="float" office:value="1.2018779342723">
            <text:p>1.2018779343</text:p>
          </table:table-cell>
          <table:table-cell table:formula="of:=[.B214]*256*256" office:value-type="float" office:value="307.680751173709">
            <text:p>307.6807511737</text:p>
          </table:table-cell>
          <table:table-cell table:formula="of:=TRUNC([.D214])" office:value-type="float" office:value="307">
            <text:p>307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formula="of:=1/[.A215]" office:value-type="float" office:value="0.00467289719626168">
            <text:p>0.0046728972</text:p>
          </table:table-cell>
          <table:table-cell table:formula="of:=[.B215]*256" office:value-type="float" office:value="1.19626168224299">
            <text:p>1.1962616822</text:p>
          </table:table-cell>
          <table:table-cell table:formula="of:=[.B215]*256*256" office:value-type="float" office:value="306.242990654206">
            <text:p>306.2429906542</text:p>
          </table:table-cell>
          <table:table-cell table:formula="of:=TRUNC([.D215])" office:value-type="float" office:value="306">
            <text:p>306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formula="of:=1/[.A216]" office:value-type="float" office:value="0.00465116279069768">
            <text:p>0.0046511628</text:p>
          </table:table-cell>
          <table:table-cell table:formula="of:=[.B216]*256" office:value-type="float" office:value="1.1906976744186">
            <text:p>1.1906976744</text:p>
          </table:table-cell>
          <table:table-cell table:formula="of:=[.B216]*256*256" office:value-type="float" office:value="304.818604651163">
            <text:p>304.8186046512</text:p>
          </table:table-cell>
          <table:table-cell table:formula="of:=TRUNC([.D216])" office:value-type="float" office:value="304">
            <text:p>304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formula="of:=1/[.A217]" office:value-type="float" office:value="0.00462962962962963">
            <text:p>0.0046296296</text:p>
          </table:table-cell>
          <table:table-cell table:formula="of:=[.B217]*256" office:value-type="float" office:value="1.18518518518519">
            <text:p>1.1851851852</text:p>
          </table:table-cell>
          <table:table-cell table:formula="of:=[.B217]*256*256" office:value-type="float" office:value="303.407407407407">
            <text:p>303.4074074074</text:p>
          </table:table-cell>
          <table:table-cell table:formula="of:=TRUNC([.D217])" office:value-type="float" office:value="303">
            <text:p>303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formula="of:=1/[.A218]" office:value-type="float" office:value="0.00460829493087558">
            <text:p>0.0046082949</text:p>
          </table:table-cell>
          <table:table-cell table:formula="of:=[.B218]*256" office:value-type="float" office:value="1.17972350230415">
            <text:p>1.1797235023</text:p>
          </table:table-cell>
          <table:table-cell table:formula="of:=[.B218]*256*256" office:value-type="float" office:value="302.009216589862">
            <text:p>302.0092165899</text:p>
          </table:table-cell>
          <table:table-cell table:formula="of:=TRUNC([.D218])" office:value-type="float" office:value="302">
            <text:p>302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formula="of:=1/[.A219]" office:value-type="float" office:value="0.00458715596330275">
            <text:p>0.004587156</text:p>
          </table:table-cell>
          <table:table-cell table:formula="of:=[.B219]*256" office:value-type="float" office:value="1.1743119266055">
            <text:p>1.1743119266</text:p>
          </table:table-cell>
          <table:table-cell table:formula="of:=[.B219]*256*256" office:value-type="float" office:value="300.623853211009">
            <text:p>300.623853211</text:p>
          </table:table-cell>
          <table:table-cell table:formula="of:=TRUNC([.D219])" office:value-type="float" office:value="300">
            <text:p>30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formula="of:=1/[.A220]" office:value-type="float" office:value="0.0045662100456621">
            <text:p>0.00456621</text:p>
          </table:table-cell>
          <table:table-cell table:formula="of:=[.B220]*256" office:value-type="float" office:value="1.1689497716895">
            <text:p>1.1689497717</text:p>
          </table:table-cell>
          <table:table-cell table:formula="of:=[.B220]*256*256" office:value-type="float" office:value="299.251141552511">
            <text:p>299.2511415525</text:p>
          </table:table-cell>
          <table:table-cell table:formula="of:=TRUNC([.D220])" office:value-type="float" office:value="299">
            <text:p>299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formula="of:=1/[.A221]" office:value-type="float" office:value="0.00454545454545455">
            <text:p>0.0045454545</text:p>
          </table:table-cell>
          <table:table-cell table:formula="of:=[.B221]*256" office:value-type="float" office:value="1.16363636363636">
            <text:p>1.1636363636</text:p>
          </table:table-cell>
          <table:table-cell table:formula="of:=[.B221]*256*256" office:value-type="float" office:value="297.890909090909">
            <text:p>297.8909090909</text:p>
          </table:table-cell>
          <table:table-cell table:formula="of:=TRUNC([.D221])" office:value-type="float" office:value="297">
            <text:p>29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formula="of:=1/[.A222]" office:value-type="float" office:value="0.00452488687782805">
            <text:p>0.0045248869</text:p>
          </table:table-cell>
          <table:table-cell table:formula="of:=[.B222]*256" office:value-type="float" office:value="1.15837104072398">
            <text:p>1.1583710407</text:p>
          </table:table-cell>
          <table:table-cell table:formula="of:=[.B222]*256*256" office:value-type="float" office:value="296.542986425339">
            <text:p>296.5429864253</text:p>
          </table:table-cell>
          <table:table-cell table:formula="of:=TRUNC([.D222])" office:value-type="float" office:value="296">
            <text:p>296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formula="of:=1/[.A223]" office:value-type="float" office:value="0.00450450450450451">
            <text:p>0.0045045045</text:p>
          </table:table-cell>
          <table:table-cell table:formula="of:=[.B223]*256" office:value-type="float" office:value="1.15315315315315">
            <text:p>1.1531531532</text:p>
          </table:table-cell>
          <table:table-cell table:formula="of:=[.B223]*256*256" office:value-type="float" office:value="295.207207207207">
            <text:p>295.2072072072</text:p>
          </table:table-cell>
          <table:table-cell table:formula="of:=TRUNC([.D223])" office:value-type="float" office:value="295">
            <text:p>295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formula="of:=1/[.A224]" office:value-type="float" office:value="0.00448430493273543">
            <text:p>0.0044843049</text:p>
          </table:table-cell>
          <table:table-cell table:formula="of:=[.B224]*256" office:value-type="float" office:value="1.14798206278027">
            <text:p>1.1479820628</text:p>
          </table:table-cell>
          <table:table-cell table:formula="of:=[.B224]*256*256" office:value-type="float" office:value="293.883408071749">
            <text:p>293.8834080717</text:p>
          </table:table-cell>
          <table:table-cell table:formula="of:=TRUNC([.D224])" office:value-type="float" office:value="293">
            <text:p>293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formula="of:=1/[.A225]" office:value-type="float" office:value="0.00446428571428571">
            <text:p>0.0044642857</text:p>
          </table:table-cell>
          <table:table-cell table:formula="of:=[.B225]*256" office:value-type="float" office:value="1.14285714285714">
            <text:p>1.1428571429</text:p>
          </table:table-cell>
          <table:table-cell table:formula="of:=[.B225]*256*256" office:value-type="float" office:value="292.571428571429">
            <text:p>292.5714285714</text:p>
          </table:table-cell>
          <table:table-cell table:formula="of:=TRUNC([.D225])" office:value-type="float" office:value="292">
            <text:p>292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formula="of:=1/[.A226]" office:value-type="float" office:value="0.00444444444444444">
            <text:p>0.0044444444</text:p>
          </table:table-cell>
          <table:table-cell table:formula="of:=[.B226]*256" office:value-type="float" office:value="1.13777777777778">
            <text:p>1.1377777778</text:p>
          </table:table-cell>
          <table:table-cell table:formula="of:=[.B226]*256*256" office:value-type="float" office:value="291.271111111111">
            <text:p>291.2711111111</text:p>
          </table:table-cell>
          <table:table-cell table:formula="of:=TRUNC([.D226])" office:value-type="float" office:value="291">
            <text:p>291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formula="of:=1/[.A227]" office:value-type="float" office:value="0.00442477876106195">
            <text:p>0.0044247788</text:p>
          </table:table-cell>
          <table:table-cell table:formula="of:=[.B227]*256" office:value-type="float" office:value="1.13274336283186">
            <text:p>1.1327433628</text:p>
          </table:table-cell>
          <table:table-cell table:formula="of:=[.B227]*256*256" office:value-type="float" office:value="289.982300884956">
            <text:p>289.982300885</text:p>
          </table:table-cell>
          <table:table-cell table:formula="of:=TRUNC([.D227])" office:value-type="float" office:value="289">
            <text:p>289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formula="of:=1/[.A228]" office:value-type="float" office:value="0.00440528634361234">
            <text:p>0.0044052863</text:p>
          </table:table-cell>
          <table:table-cell table:formula="of:=[.B228]*256" office:value-type="float" office:value="1.12775330396476">
            <text:p>1.127753304</text:p>
          </table:table-cell>
          <table:table-cell table:formula="of:=[.B228]*256*256" office:value-type="float" office:value="288.704845814978">
            <text:p>288.704845815</text:p>
          </table:table-cell>
          <table:table-cell table:formula="of:=TRUNC([.D228])" office:value-type="float" office:value="288">
            <text:p>288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formula="of:=1/[.A229]" office:value-type="float" office:value="0.0043859649122807">
            <text:p>0.0043859649</text:p>
          </table:table-cell>
          <table:table-cell table:formula="of:=[.B229]*256" office:value-type="float" office:value="1.12280701754386">
            <text:p>1.1228070175</text:p>
          </table:table-cell>
          <table:table-cell table:formula="of:=[.B229]*256*256" office:value-type="float" office:value="287.438596491228">
            <text:p>287.4385964912</text:p>
          </table:table-cell>
          <table:table-cell table:formula="of:=TRUNC([.D229])" office:value-type="float" office:value="287">
            <text:p>287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formula="of:=1/[.A230]" office:value-type="float" office:value="0.00436681222707424">
            <text:p>0.0043668122</text:p>
          </table:table-cell>
          <table:table-cell table:formula="of:=[.B230]*256" office:value-type="float" office:value="1.117903930131">
            <text:p>1.1179039301</text:p>
          </table:table-cell>
          <table:table-cell table:formula="of:=[.B230]*256*256" office:value-type="float" office:value="286.183406113537">
            <text:p>286.1834061135</text:p>
          </table:table-cell>
          <table:table-cell table:formula="of:=TRUNC([.D230])" office:value-type="float" office:value="286">
            <text:p>286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formula="of:=1/[.A231]" office:value-type="float" office:value="0.00434782608695652">
            <text:p>0.0043478261</text:p>
          </table:table-cell>
          <table:table-cell table:formula="of:=[.B231]*256" office:value-type="float" office:value="1.11304347826087">
            <text:p>1.1130434783</text:p>
          </table:table-cell>
          <table:table-cell table:formula="of:=[.B231]*256*256" office:value-type="float" office:value="284.939130434783">
            <text:p>284.9391304348</text:p>
          </table:table-cell>
          <table:table-cell table:formula="of:=TRUNC([.D231])" office:value-type="float" office:value="284">
            <text:p>284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formula="of:=1/[.A232]" office:value-type="float" office:value="0.00432900432900433">
            <text:p>0.0043290043</text:p>
          </table:table-cell>
          <table:table-cell table:formula="of:=[.B232]*256" office:value-type="float" office:value="1.10822510822511">
            <text:p>1.1082251082</text:p>
          </table:table-cell>
          <table:table-cell table:formula="of:=[.B232]*256*256" office:value-type="float" office:value="283.705627705628">
            <text:p>283.7056277056</text:p>
          </table:table-cell>
          <table:table-cell table:formula="of:=TRUNC([.D232])" office:value-type="float" office:value="283">
            <text:p>283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formula="of:=1/[.A233]" office:value-type="float" office:value="0.00431034482758621">
            <text:p>0.0043103448</text:p>
          </table:table-cell>
          <table:table-cell table:formula="of:=[.B233]*256" office:value-type="float" office:value="1.10344827586207">
            <text:p>1.1034482759</text:p>
          </table:table-cell>
          <table:table-cell table:formula="of:=[.B233]*256*256" office:value-type="float" office:value="282.48275862069">
            <text:p>282.4827586207</text:p>
          </table:table-cell>
          <table:table-cell table:formula="of:=TRUNC([.D233])" office:value-type="float" office:value="282">
            <text:p>282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formula="of:=1/[.A234]" office:value-type="float" office:value="0.00429184549356223">
            <text:p>0.0042918455</text:p>
          </table:table-cell>
          <table:table-cell table:formula="of:=[.B234]*256" office:value-type="float" office:value="1.09871244635193">
            <text:p>1.0987124464</text:p>
          </table:table-cell>
          <table:table-cell table:formula="of:=[.B234]*256*256" office:value-type="float" office:value="281.270386266094">
            <text:p>281.2703862661</text:p>
          </table:table-cell>
          <table:table-cell table:formula="of:=TRUNC([.D234])" office:value-type="float" office:value="281">
            <text:p>281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formula="of:=1/[.A235]" office:value-type="float" office:value="0.00427350427350427">
            <text:p>0.0042735043</text:p>
          </table:table-cell>
          <table:table-cell table:formula="of:=[.B235]*256" office:value-type="float" office:value="1.09401709401709">
            <text:p>1.094017094</text:p>
          </table:table-cell>
          <table:table-cell table:formula="of:=[.B235]*256*256" office:value-type="float" office:value="280.068376068376">
            <text:p>280.0683760684</text:p>
          </table:table-cell>
          <table:table-cell table:formula="of:=TRUNC([.D235])" office:value-type="float" office:value="280">
            <text:p>28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formula="of:=1/[.A236]" office:value-type="float" office:value="0.00425531914893617">
            <text:p>0.0042553191</text:p>
          </table:table-cell>
          <table:table-cell table:formula="of:=[.B236]*256" office:value-type="float" office:value="1.08936170212766">
            <text:p>1.0893617021</text:p>
          </table:table-cell>
          <table:table-cell table:formula="of:=[.B236]*256*256" office:value-type="float" office:value="278.876595744681">
            <text:p>278.8765957447</text:p>
          </table:table-cell>
          <table:table-cell table:formula="of:=TRUNC([.D236])" office:value-type="float" office:value="278">
            <text:p>278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formula="of:=1/[.A237]" office:value-type="float" office:value="0.00423728813559322">
            <text:p>0.0042372881</text:p>
          </table:table-cell>
          <table:table-cell table:formula="of:=[.B237]*256" office:value-type="float" office:value="1.08474576271186">
            <text:p>1.0847457627</text:p>
          </table:table-cell>
          <table:table-cell table:formula="of:=[.B237]*256*256" office:value-type="float" office:value="277.694915254237">
            <text:p>277.6949152542</text:p>
          </table:table-cell>
          <table:table-cell table:formula="of:=TRUNC([.D237])" office:value-type="float" office:value="277">
            <text:p>277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formula="of:=1/[.A238]" office:value-type="float" office:value="0.00421940928270042">
            <text:p>0.0042194093</text:p>
          </table:table-cell>
          <table:table-cell table:formula="of:=[.B238]*256" office:value-type="float" office:value="1.08016877637131">
            <text:p>1.0801687764</text:p>
          </table:table-cell>
          <table:table-cell table:formula="of:=[.B238]*256*256" office:value-type="float" office:value="276.523206751055">
            <text:p>276.5232067511</text:p>
          </table:table-cell>
          <table:table-cell table:formula="of:=TRUNC([.D238])" office:value-type="float" office:value="276">
            <text:p>276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formula="of:=1/[.A239]" office:value-type="float" office:value="0.00420168067226891">
            <text:p>0.0042016807</text:p>
          </table:table-cell>
          <table:table-cell table:formula="of:=[.B239]*256" office:value-type="float" office:value="1.07563025210084">
            <text:p>1.0756302521</text:p>
          </table:table-cell>
          <table:table-cell table:formula="of:=[.B239]*256*256" office:value-type="float" office:value="275.361344537815">
            <text:p>275.3613445378</text:p>
          </table:table-cell>
          <table:table-cell table:formula="of:=TRUNC([.D239])" office:value-type="float" office:value="275">
            <text:p>275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formula="of:=1/[.A240]" office:value-type="float" office:value="0.00418410041841004">
            <text:p>0.0041841004</text:p>
          </table:table-cell>
          <table:table-cell table:formula="of:=[.B240]*256" office:value-type="float" office:value="1.07112970711297">
            <text:p>1.0711297071</text:p>
          </table:table-cell>
          <table:table-cell table:formula="of:=[.B240]*256*256" office:value-type="float" office:value="274.20920502092">
            <text:p>274.2092050209</text:p>
          </table:table-cell>
          <table:table-cell table:formula="of:=TRUNC([.D240])" office:value-type="float" office:value="274">
            <text:p>274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formula="of:=1/[.A241]" office:value-type="float" office:value="0.00416666666666667">
            <text:p>0.0041666667</text:p>
          </table:table-cell>
          <table:table-cell table:formula="of:=[.B241]*256" office:value-type="float" office:value="1.06666666666667">
            <text:p>1.0666666667</text:p>
          </table:table-cell>
          <table:table-cell table:formula="of:=[.B241]*256*256" office:value-type="float" office:value="273.066666666667">
            <text:p>273.0666666667</text:p>
          </table:table-cell>
          <table:table-cell table:formula="of:=TRUNC([.D241])" office:value-type="float" office:value="273">
            <text:p>273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formula="of:=1/[.A242]" office:value-type="float" office:value="0.004149377593361">
            <text:p>0.0041493776</text:p>
          </table:table-cell>
          <table:table-cell table:formula="of:=[.B242]*256" office:value-type="float" office:value="1.06224066390042">
            <text:p>1.0622406639</text:p>
          </table:table-cell>
          <table:table-cell table:formula="of:=[.B242]*256*256" office:value-type="float" office:value="271.933609958506">
            <text:p>271.9336099585</text:p>
          </table:table-cell>
          <table:table-cell table:formula="of:=TRUNC([.D242])" office:value-type="float" office:value="271">
            <text:p>271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formula="of:=1/[.A243]" office:value-type="float" office:value="0.00413223140495868">
            <text:p>0.0041322314</text:p>
          </table:table-cell>
          <table:table-cell table:formula="of:=[.B243]*256" office:value-type="float" office:value="1.05785123966942">
            <text:p>1.0578512397</text:p>
          </table:table-cell>
          <table:table-cell table:formula="of:=[.B243]*256*256" office:value-type="float" office:value="270.809917355372">
            <text:p>270.8099173554</text:p>
          </table:table-cell>
          <table:table-cell table:formula="of:=TRUNC([.D243])" office:value-type="float" office:value="270">
            <text:p>27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formula="of:=1/[.A244]" office:value-type="float" office:value="0.00411522633744856">
            <text:p>0.0041152263</text:p>
          </table:table-cell>
          <table:table-cell table:formula="of:=[.B244]*256" office:value-type="float" office:value="1.05349794238683">
            <text:p>1.0534979424</text:p>
          </table:table-cell>
          <table:table-cell table:formula="of:=[.B244]*256*256" office:value-type="float" office:value="269.695473251029">
            <text:p>269.695473251</text:p>
          </table:table-cell>
          <table:table-cell table:formula="of:=TRUNC([.D244])" office:value-type="float" office:value="269">
            <text:p>269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table:formula="of:=1/[.A245]" office:value-type="float" office:value="0.00409836065573771">
            <text:p>0.0040983607</text:p>
          </table:table-cell>
          <table:table-cell table:formula="of:=[.B245]*256" office:value-type="float" office:value="1.04918032786885">
            <text:p>1.0491803279</text:p>
          </table:table-cell>
          <table:table-cell table:formula="of:=[.B245]*256*256" office:value-type="float" office:value="268.590163934426">
            <text:p>268.5901639344</text:p>
          </table:table-cell>
          <table:table-cell table:formula="of:=TRUNC([.D245])" office:value-type="float" office:value="268">
            <text:p>268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formula="of:=1/[.A246]" office:value-type="float" office:value="0.00408163265306122">
            <text:p>0.0040816327</text:p>
          </table:table-cell>
          <table:table-cell table:formula="of:=[.B246]*256" office:value-type="float" office:value="1.04489795918367">
            <text:p>1.0448979592</text:p>
          </table:table-cell>
          <table:table-cell table:formula="of:=[.B246]*256*256" office:value-type="float" office:value="267.49387755102">
            <text:p>267.493877551</text:p>
          </table:table-cell>
          <table:table-cell table:formula="of:=TRUNC([.D246])" office:value-type="float" office:value="267">
            <text:p>267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formula="of:=1/[.A247]" office:value-type="float" office:value="0.0040650406504065">
            <text:p>0.0040650407</text:p>
          </table:table-cell>
          <table:table-cell table:formula="of:=[.B247]*256" office:value-type="float" office:value="1.04065040650407">
            <text:p>1.0406504065</text:p>
          </table:table-cell>
          <table:table-cell table:formula="of:=[.B247]*256*256" office:value-type="float" office:value="266.406504065041">
            <text:p>266.406504065</text:p>
          </table:table-cell>
          <table:table-cell table:formula="of:=TRUNC([.D247])" office:value-type="float" office:value="266">
            <text:p>26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formula="of:=1/[.A248]" office:value-type="float" office:value="0.00404858299595142">
            <text:p>0.004048583</text:p>
          </table:table-cell>
          <table:table-cell table:formula="of:=[.B248]*256" office:value-type="float" office:value="1.03643724696356">
            <text:p>1.036437247</text:p>
          </table:table-cell>
          <table:table-cell table:formula="of:=[.B248]*256*256" office:value-type="float" office:value="265.327935222672">
            <text:p>265.3279352227</text:p>
          </table:table-cell>
          <table:table-cell table:formula="of:=TRUNC([.D248])" office:value-type="float" office:value="265">
            <text:p>265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formula="of:=1/[.A249]" office:value-type="float" office:value="0.00403225806451613">
            <text:p>0.0040322581</text:p>
          </table:table-cell>
          <table:table-cell table:formula="of:=[.B249]*256" office:value-type="float" office:value="1.03225806451613">
            <text:p>1.0322580645</text:p>
          </table:table-cell>
          <table:table-cell table:formula="of:=[.B249]*256*256" office:value-type="float" office:value="264.258064516129">
            <text:p>264.2580645161</text:p>
          </table:table-cell>
          <table:table-cell table:formula="of:=TRUNC([.D249])" office:value-type="float" office:value="264">
            <text:p>264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formula="of:=1/[.A250]" office:value-type="float" office:value="0.00401606425702811">
            <text:p>0.0040160643</text:p>
          </table:table-cell>
          <table:table-cell table:formula="of:=[.B250]*256" office:value-type="float" office:value="1.0281124497992">
            <text:p>1.0281124498</text:p>
          </table:table-cell>
          <table:table-cell table:formula="of:=[.B250]*256*256" office:value-type="float" office:value="263.196787148594">
            <text:p>263.1967871486</text:p>
          </table:table-cell>
          <table:table-cell table:formula="of:=TRUNC([.D250])" office:value-type="float" office:value="263">
            <text:p>26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formula="of:=1/[.A251]" office:value-type="float" office:value="0.004">
            <text:p>0.004</text:p>
          </table:table-cell>
          <table:table-cell table:formula="of:=[.B251]*256" office:value-type="float" office:value="1.024">
            <text:p>1.024</text:p>
          </table:table-cell>
          <table:table-cell table:formula="of:=[.B251]*256*256" office:value-type="float" office:value="262.144">
            <text:p>262.144</text:p>
          </table:table-cell>
          <table:table-cell table:formula="of:=TRUNC([.D251])" office:value-type="float" office:value="262">
            <text:p>262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table:formula="of:=1/[.A252]" office:value-type="float" office:value="0.00398406374501992">
            <text:p>0.0039840637</text:p>
          </table:table-cell>
          <table:table-cell table:formula="of:=[.B252]*256" office:value-type="float" office:value="1.0199203187251">
            <text:p>1.0199203187</text:p>
          </table:table-cell>
          <table:table-cell table:formula="of:=[.B252]*256*256" office:value-type="float" office:value="261.099601593625">
            <text:p>261.0996015936</text:p>
          </table:table-cell>
          <table:table-cell table:formula="of:=TRUNC([.D252])" office:value-type="float" office:value="261">
            <text:p>261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table:formula="of:=1/[.A253]" office:value-type="float" office:value="0.00396825396825397">
            <text:p>0.003968254</text:p>
          </table:table-cell>
          <table:table-cell table:formula="of:=[.B253]*256" office:value-type="float" office:value="1.01587301587302">
            <text:p>1.0158730159</text:p>
          </table:table-cell>
          <table:table-cell table:formula="of:=[.B253]*256*256" office:value-type="float" office:value="260.063492063492">
            <text:p>260.0634920635</text:p>
          </table:table-cell>
          <table:table-cell table:formula="of:=TRUNC([.D253])" office:value-type="float" office:value="260">
            <text:p>26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formula="of:=1/[.A254]" office:value-type="float" office:value="0.00395256916996047">
            <text:p>0.0039525692</text:p>
          </table:table-cell>
          <table:table-cell table:formula="of:=[.B254]*256" office:value-type="float" office:value="1.01185770750988">
            <text:p>1.0118577075</text:p>
          </table:table-cell>
          <table:table-cell table:formula="of:=[.B254]*256*256" office:value-type="float" office:value="259.03557312253">
            <text:p>259.0355731225</text:p>
          </table:table-cell>
          <table:table-cell table:formula="of:=TRUNC([.D254])" office:value-type="float" office:value="259">
            <text:p>259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formula="of:=1/[.A255]" office:value-type="float" office:value="0.00393700787401575">
            <text:p>0.0039370079</text:p>
          </table:table-cell>
          <table:table-cell table:formula="of:=[.B255]*256" office:value-type="float" office:value="1.00787401574803">
            <text:p>1.0078740157</text:p>
          </table:table-cell>
          <table:table-cell table:formula="of:=[.B255]*256*256" office:value-type="float" office:value="258.015748031496">
            <text:p>258.0157480315</text:p>
          </table:table-cell>
          <table:table-cell table:formula="of:=TRUNC([.D255])" office:value-type="float" office:value="258">
            <text:p>258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formula="of:=1/[.A256]" office:value-type="float" office:value="0.00392156862745098">
            <text:p>0.0039215686</text:p>
          </table:table-cell>
          <table:table-cell table:formula="of:=[.B256]*256" office:value-type="float" office:value="1.00392156862745">
            <text:p>1.0039215686</text:p>
          </table:table-cell>
          <table:table-cell table:formula="of:=[.B256]*256*256" office:value-type="float" office:value="257.003921568627">
            <text:p>257.0039215686</text:p>
          </table:table-cell>
          <table:table-cell table:formula="of:=TRUNC([.D256])" office:value-type="float" office:value="257">
            <text:p>25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formula="of:=1/[.A257]" office:value-type="float" office:value="0.00390625">
            <text:p>0.00390625</text:p>
          </table:table-cell>
          <table:table-cell table:formula="of:=[.B257]*256" office:value-type="float" office:value="1">
            <text:p>1</text:p>
          </table:table-cell>
          <table:table-cell table:formula="of:=[.B257]*256*256" office:value-type="float" office:value="256">
            <text:p>256</text:p>
          </table:table-cell>
          <table:table-cell table:formula="of:=TRUNC([.D257])" office:value-type="float" office:value="256">
            <text:p>25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7T13:32:48.34</meta:creation-date>
    <dc:date>2012-05-17T15:15:13.39</dc:date>
    <meta:editing-duration>PT1H26M50S</meta:editing-duration>
    <meta:editing-cycles>1</meta:editing-cycles>
    <meta:document-statistic meta:table-count="3" meta:cell-count="1285" meta:object-count="0"/>
    <meta:generator>LibreOffice/3.5$Windows_x86 LibreOffice_project/235ab8a-3802056-4a8fed3-2d66ea8-e241b80</meta:generator>
  </office:meta>
</office:document-meta>
</file>